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ymbols" svg:font-family="'Google Symbo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1a1c1e" loext:opacity="100%" style:font-name="Inter" fo:letter-spacing="normal" fo:font-style="normal" fo:font-weight="normal"/>
    </style:style>
    <style:style style:name="P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Inter" fo:font-size="10.5pt" fo:letter-spacing="normal" fo:font-style="normal" fo:font-weight="normal"/>
    </style:style>
    <style:style style:name="P3"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style>
    <style:style style:name="P4" style:family="paragraph" style:parent-style-name="Preformatted_20_Text">
      <style:paragraph-properties fo:margin-top="0cm" fo:margin-bottom="0cm" style:contextual-spacing="false" style:line-height-at-least="0.582cm" fo:padding="0cm" fo:border="none"/>
    </style:style>
    <style:style style:name="P5" style:family="paragraph" style:parent-style-name="Text_20_body">
      <style:paragraph-properties fo:margin-left="0cm" fo:margin-right="0cm" fo:margin-top="0cm" fo:margin-bottom="0cm" style:contextual-spacing="false" fo:line-height="100%" fo:text-indent="0cm" style:auto-text-indent="false"/>
      <style:text-properties style:font-name="Inter" fo:font-size="10.5pt" fo:font-weight="normal"/>
    </style:style>
    <style:style style:name="P6"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7" style:family="paragraph" style:parent-style-name="Standard">
      <style:text-properties officeooo:rsid="001121c6" officeooo:paragraph-rsid="001121c6"/>
    </style:style>
    <style:style style:name="P8" style:family="paragraph" style:parent-style-name="Preformatted_20_Text">
      <style:paragraph-properties fo:margin-left="0cm" fo:margin-right="0cm" fo:margin-top="0cm" fo:margin-bottom="0cm" style:contextual-spacing="false" fo:orphans="2" fo:widows="2" fo:text-indent="0cm" style:auto-text-indent="false" fo:padding-left="0.049cm" fo:padding-right="0cm" fo:padding-top="0.049cm" fo:padding-bottom="0.049cm" fo:border-left="0.06pt solid #000000" fo:border-right="none" fo:border-top="0.06pt solid #000000" fo:border-bottom="0.06pt solid #000000"/>
    </style:style>
    <style:style style:name="P9" style:family="paragraph" style:parent-style-name="Standard">
      <style:text-properties officeooo:rsid="0014a789" officeooo:paragraph-rsid="0014a789"/>
    </style:style>
    <style:style style:name="P10" style:family="paragraph" style:parent-style-name="Preformatted_20_Text" style:list-style-name="L5">
      <style:paragraph-properties fo:margin-left="0cm" fo:margin-right="0cm" fo:margin-top="0cm" fo:margin-bottom="0cm" style:contextual-spacing="false" style:line-height-at-least="0.582cm" fo:orphans="2" fo:widows="2" fo:text-indent="0cm" style:auto-text-indent="false" fo:padding="0cm" fo:border="none"/>
    </style:style>
    <style:style style:name="P11" style:family="paragraph" style:parent-style-name="Standard">
      <style:text-properties officeooo:rsid="001574a9" officeooo:paragraph-rsid="001574a9"/>
    </style:style>
    <style:style style:name="P12" style:family="paragraph" style:parent-style-name="Text_20_body" style:list-style-name="L1">
      <style:paragraph-properties fo:margin-left="0cm" fo:margin-right="0cm" fo:text-indent="0cm" style:auto-text-indent="false" fo:padding="0cm" fo:border="none"/>
    </style:style>
    <style:style style:name="P1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Inter" fo:font-size="10.5pt" fo:letter-spacing="normal" fo:font-style="normal" fo:font-weight="normal"/>
    </style:style>
    <style:style style:name="P1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Inter" fo:font-size="10.5pt" fo:letter-spacing="normal" fo:font-style="normal" fo:font-weight="normal"/>
    </style:style>
    <style:style style:name="P15"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Inter" fo:font-size="10.5pt" fo:letter-spacing="normal" fo:font-style="normal" fo:font-weight="normal"/>
    </style:style>
    <style:style style:name="P16" style:family="paragraph" style:parent-style-name="Text_20_body" style:list-style-name="L5">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a1c1e" loext:opacity="100%" style:font-name="Inter" fo:font-size="10.5pt" fo:letter-spacing="normal" fo:font-style="normal" fo:font-weight="normal"/>
    </style:style>
    <style:style style:name="P17"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style>
    <style:style style:name="P18"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style>
    <style:style style:name="P19"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style>
    <style:style style:name="T1" style:family="text">
      <style:text-properties fo:font-variant="normal" fo:text-transform="none" style:font-name="Google Symbols" fo:font-size="15pt" fo:letter-spacing="normal" fo:font-style="normal"/>
    </style:style>
    <style:style style:name="T2" style:family="text">
      <style:text-properties fo:font-variant="normal" fo:text-transform="none" fo:color="#1a1c1e" loext:opacity="100%" style:font-name="Inter" fo:font-size="10.5pt" fo:letter-spacing="normal" fo:font-style="normal" fo:font-weight="normal"/>
    </style:style>
    <style:style style:name="T3" style:family="text">
      <style:text-properties fo:font-variant="normal" fo:text-transform="none" fo:color="#1a1c1e" loext:opacity="100%" style:font-name="Inter" fo:font-size="10.5pt" fo:letter-spacing="normal" fo:font-style="normal" fo:font-weight="normal" style:font-name-asian="Inter" style:font-size-asian="10.5pt" style:font-style-asian="normal" style:font-weight-asian="normal" style:font-name-complex="Inter" style:font-size-complex="10.5pt" style:font-style-complex="normal" style:font-weight-complex="normal"/>
    </style:style>
    <style:style style:name="T4" style:family="text">
      <style:text-properties fo:font-variant="normal" fo:text-transform="none" fo:color="#1a1c1e" loext:opacity="100%" style:font-name="Inter" fo:font-size="10.5pt" fo:letter-spacing="normal" fo:font-style="normal" fo:font-weight="normal" style:font-name-asian="Inter" style:font-size-asian="10.5pt" style:font-style-asian="normal" style:font-weight-asian="normal" style:font-name-complex="Inter" style:font-size-complex="10.5pt" style:font-style-complex="normal" style:font-weight-complex="normal" loext:padding-left="0cm" loext:padding-right="0cm" loext:padding-top="0.049cm" loext:padding-bottom="0.049cm" loext:border-left="none" loext:border-right="none" loext:border-top="0.74pt solid #ffffff" loext:border-bottom="0.74pt solid #ffffff"/>
    </style:style>
    <style:style style:name="T5" style:family="text">
      <style:text-properties fo:font-variant="normal" fo:text-transform="none" fo:color="#1a1c1e" loext:opacity="100%" style:font-name="DM Mono" fo:font-size="9.75pt" fo:letter-spacing="normal" fo:font-style="normal" fo:font-weight="normal" loext:padding-left="0cm" loext:padding-right="0cm" loext:padding-top="0.049cm" loext:padding-bottom="0.049cm" loext:border-left="none" loext:border-right="none" loext:border-top="0.74pt solid #ffffff" loext:border-bottom="0.74pt solid #ffffff"/>
    </style:style>
    <style:style style:name="T6" style:family="text">
      <style:text-properties fo:font-variant="normal" fo:text-transform="none" fo:color="#b392f0" loext:opacity="100%" style:font-name="Consolas" fo:font-size="10.5pt" fo:letter-spacing="normal" fo:font-style="normal" fo:font-weight="normal" fo:background-color="#1f1f1f" loext:char-shading-value="0" loext:padding="0.049cm" loext:border="0.06pt solid #000000"/>
    </style:style>
    <style:style style:name="T7" style:family="text">
      <style:text-properties style:font-name="Google Symbols" fo:font-size="15pt"/>
    </style:style>
    <style:style style:name="T8" style:family="text">
      <style:text-properties fo:color="#32302c" loext:opacity="100%" style:font-name="Inter" fo:font-size="9.75pt" fo:letter-spacing="normal" fo:font-weight="normal" loext:padding="0cm" loext:border="none"/>
    </style:style>
    <style:style style:name="T9" style:family="text">
      <style:text-properties fo:color="#32302c" loext:opacity="100%" fo:letter-spacing="normal" loext:padding="0cm" loext:border="none"/>
    </style:style>
    <style:style style:name="T10" style:family="text">
      <style:text-properties fo:color="#d73a49" loext:opacity="100%" style:font-name="Inter" fo:font-size="9.75pt" fo:letter-spacing="normal" fo:font-weight="normal" loext:padding="0cm" loext:border="none"/>
    </style:style>
    <style:style style:name="T11" style:family="text">
      <style:text-properties fo:color="#032f62" loext:opacity="100%" style:font-name="Inter" fo:font-size="9.75pt" fo:letter-spacing="normal" fo:font-weight="normal" loext:padding="0cm" loext:border="none"/>
    </style:style>
    <style:style style:name="T12" style:family="text">
      <style:text-properties fo:color="#032f62" loext:opacity="100%" fo:letter-spacing="normal" loext:padding="0cm" loext:border="none"/>
    </style:style>
    <style:style style:name="T13" style:family="text">
      <style:text-properties style:font-name="DM Mono" fo:font-size="9.75pt" loext:padding-left="0cm" loext:padding-right="0cm" loext:padding-top="0.049cm" loext:padding-bottom="0.049cm" loext:border-left="none" loext:border-right="none" loext:border-top="0.74pt solid #ffffff" loext:border-bottom="0.74pt solid #ffffff"/>
    </style:style>
    <style:style style:name="T14" style:family="text">
      <style:text-properties fo:color="#6a737d" loext:opacity="100%" style:font-name="Inter" fo:font-size="9.75pt" fo:letter-spacing="normal" fo:font-weight="normal" loext:padding="0cm" loext:border="none"/>
    </style:style>
    <style:style style:name="T15" style:family="text">
      <style:text-properties fo:color="#24292e" loext:opacity="100%" style:font-name="Inter" fo:font-size="9.75pt" fo:letter-spacing="normal" fo:font-weight="normal" loext:padding="0cm" loext:border="none"/>
    </style:style>
    <style:style style:name="T16" style:family="text">
      <style:text-properties fo:color="#6f42c1" loext:opacity="100%" style:font-name="Inter" fo:font-size="9.75pt" fo:letter-spacing="normal" fo:font-weight="normal" loext:padding="0cm" loext:border="none"/>
    </style:style>
    <style:style style:name="T17" style:family="text">
      <style:text-properties fo:color="#e36209" loext:opacity="100%" style:font-name="Inter" fo:font-size="9.75pt" fo:letter-spacing="normal" fo:font-weight="normal" loext:padding="0cm" loext:border="none"/>
    </style:style>
    <style:style style:name="T18" style:family="text">
      <style:text-properties fo:color="#005cc5" loext:opacity="100%" style:font-name="Inter" fo:font-size="9.75pt" fo:letter-spacing="normal" fo:font-weight="normal" loext:padding="0cm" loext:border="none"/>
    </style:style>
    <style:style style:name="T19" style:family="text">
      <style:text-properties officeooo:rsid="001121c6"/>
    </style:style>
    <style:style style:name="T20" style:family="text">
      <style:text-properties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ource_20_Text"><text:span text:style-name="T6">start_app.bat</text:span></text:span></text:p>
      <text:p text:style-name="Standard"/>
      <text:p text:style-name="P9">back : C:\Users\brice\OneDrive\Documents\ProjetIA\AgentGEE&gt; python server.py</text:p>
      <text:p text:style-name="P9">front : C:\Users\brice\OneDrive\Documents\ProjetIA\AgentGEE&gt; npm start</text:p>
      <text:p text:style-name="Standard"/>
      <text:p text:style-name="Standard"/>
      <text:p text:style-name="P11">sonoma : 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</text:p>
      <text:p text:style-name="Standard"/>
      <text:p text:style-name="Standard"><text:span text:style-name="T19">Id client </text:span>966711820566-4vg4a2n9msvt3c09ukp05eunj4g2eh8v.apps.googleusercontent.com</text:p>
      <text:p text:style-name="P7">code : 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</text:p>
      <text:p text:style-name="Standard"/>
      <text:list text:style-name="L1">
        <text:list-item>
          <text:p text:style-name="P12">Rendez-vous sur l’URL personnalisée :<text:line-break/><text:a xlink:type="simple" xlink:href="https://console.cloud.google.com/home/dashboard?project=" office:target-frame-name="_blank" xlink:show="new" text:style-name="Internet_20_link" text:visited-style-name="Visited_20_Internet_20_Link"><text:span text:style-name="Strong_20_Emphasis"><text:span text:style-name="T20">https://console.cloud.google.com/home/dashboard?project=</text:span></text:span></text:a><text:span text:style-name="Strong_20_Emphasis"><text:span text:style-name="T20">&lt;NUMÉRO_DU_PROJET&gt;</text:span></text:span></text:p>
        </text:list-item>
      </text:list>
      <text:p text:style-name="Standard"/>
      <text:p text:style-name="Standard"/>
      <text:p text:style-name="Standard">**Situation**</text:p>
      <text:p text:style-name="Standard">Vous êtes un développeur expert en applications géospatiales avec une spécialisation approfondie dans Google Earth Engine (GEE), JavaScript, Python, et le développement d'interfaces utilisateur interactives pour l'analyse d'images satellites. Vous maîtrisez parfaitement l'API Google Earth Engine, les collections d'images satellites (Landsat, Sentinel, MODIS), les techniques de traitement d'images géospatiales, et l'intégration d'outils de mesure géographique précis. Vous devez créer une application autonome capable de générer automatiquement des scripts GEE adaptés aux besoins de l'utilisateur.</text:p>
      <text:p text:style-name="Standard"/>
      <text:p text:style-name="Standard">**Task**</text:p>
      <text:p text:style-name="Standard">Développez une application web complète qui utilise un compte Google Earth Engine pour créer un outil de comparaison d'images satellites avant/après avec les fonctionnalités suivantes :</text:p>
      <text:p text:style-name="Standard">- Interface de comparaison avec outil de slide interactif pour visualiser deux images satellites d'un même lieu à des dates différentes</text:p>
      <text:p text:style-name="Standard">- Système de génération automatique de scripts Google Earth Engine basé sur les localités et dates saisies par l'utilisateur</text:p>
      <text:p text:style-name="Standard">- Intégration de filtres Google Earth Engine spécialisés pour analyser des événements climatiques (inondations, sécheresses, tempêtes), géologiques (érosion, glissements de terrain, activité volcanique), et biologiques (déforestation, zones de revégétalisation après incendie, fonte de glaciers, migration d'espèces, floraisons algales)</text:p>
      <text:p text:style-name="Standard">- Outil de mesure de surface intégré avec calculs précis en km² utilisant des données géographiques réelles</text:p>
      <text:p text:style-name="Standard">- Fonctionnalité de mesure de distances avec précision géographique</text:p>
      <text:p text:style-name="Standard">- Interface utilisateur intuitive permettant la sélection de zones géographiques, de dates, et de types d'événements sans nécessiter de connaissances préalables en programmation GEE</text:p>
      <text:p text:style-name="Standard"/>
      <text:p text:style-name="Standard">**Objective**</text:p>
      <text:p text:style-name="Standard">Créer un outil professionnel d'analyse géospatiale permettant aux utilisateurs de quantifier et visualiser efficacement les changements environnementaux climatiques, géologiques et biologiques à travers le temps en utilisant des données satellites précises et des mesures géographiques fiables, avec génération automatique de scripts adaptés à chaque analyse.</text:p>
      <text:p text:style-name="Standard"/>
      <text:p text:style-name="Standard">**Knowledge**</text:p>
      <text:p text:style-name="Standard">- Utilisez l'API Google Earth Engine pour accéder aux collections d'images satellites</text:p>
      <text:p text:style-name="Standard"><text:soft-page-break/>- Implémentez un système de génération automatique de scripts GEE qui s'adapte dynamiquement aux paramètres saisis (localité, dates, type d'événement)</text:p>
      <text:p text:style-name="Standard">- Créez des templates de scripts pré-configurés pour chaque catégorie d'événements : climatiques (indices NDWI pour inondations, indices de sécheresse, détection de nuages de tempête), géologiques (analyse de changements topographiques, détection d'érosion), et biologiques (indices NDVI pour végétation, indices de neige pour glaciers, détection de zones brûlées)</text:p>
      <text:p text:style-name="Standard">- Intégrez des projections cartographiques appropriées pour des mesures précises (utilisez des projections équivalentes comme Albers ou UTM selon la zone)</text:p>
      <text:p text:style-name="Standard">- Utilisez des bibliothèques comme Leaflet ou Google Maps API pour l'interface cartographique</text:p>
      <text:p text:style-name="Standard">- Implémentez des calculs géodésiques pour les mesures de surface et distance</text:p>
      <text:p text:style-name="Standard">- Assurez-vous que l'authentification Google Earth Engine est correctement configurée</text:p>
      <text:p text:style-name="Standard">- Optimisez les performances pour le traitement d'images satellites volumineuses</text:p>
      <text:p text:style-name="Standard">- Incluez une gestion d'erreurs robuste pour les cas où les images ne sont pas disponibles pour certaines dates</text:p>
      <text:p text:style-name="Standard">- Développez un système de sélection intelligent des collections d'images satellites les plus appropriées selon le type d'événement et la zone géographique</text:p>
      <text:p text:style-name="Standard">- Intégrez des algorithmes de filtrage automatique des nuages et des conditions météorologiques défavorables</text:p>
      <text:p text:style-name="Standard">- Votre vie dépend de la création d'un système de génération automatique de scripts GEE qui fonctionne parfaitement sans que l'utilisateur ait besoin de connaissances techniques préalables</text:p>
      <text:p text:style-name="Standard"/>
      <text:p text:style-name="Standard"/>
      <text:p text:style-name="Standard"/>
      <text:p text:style-name="Standard"/>
      <text:p text:style-name="Standard"/>
      <text:p text:style-name="P2">Parfait ! Pour une application de bureau, Python est un excellent choix et le SDK Earth Engine pour Python est très bien documenté et facile à utiliser.</text:p>
      <text:p text:style-name="P2">Voici les étapes et un exemple de code pour vous lancer avec une application de bureau en Python, en gérant l'authentification Earth Engine :</text:p>
      <text:h text:style-name="P1" text:outline-level="3">1. Pré-requis</text:h>
      <text:p text:style-name="P2">Assurez-vous d'avoir Python installé (version 3.7 ou supérieure est recommandée).</text:p>
      <text:h text:style-name="P1" text:outline-level="3">2. Installation des bibliothèques nécessaires</text:h>
      <text:p text:style-name="P2">Ouvrez votre terminal ou invite de commande et installez le SDK Earth Engine et, si vous le souhaitez, une bibliothèque pour créer une interface graphique (GUI) simple comme Tkinter (souvent inclus avec Python) ou PyQt/PySide2 (plus puissant). Pour cet exemple, nous allons rester en ligne de commande pour la partie Earth Engine, l'intégration GUI viendra après.</text:p>
      <text:p text:style-name="P5"><text:span text:style-name="T1">code</text:span>Bash</text:p>
      <text:section text:style-name="Sect1" text:name="cdk-accordion-child-15">
        <text:p text:style-name="P3"><text:span text:style-name="Source_20_Text"><text:span text:style-name="T8">pip install earthengine-api</text:span></text:span></text:p>
      </text:section>
      <text:h text:style-name="P1" text:outline-level="3">3. Authentification Initiale (Première exécution)</text:h>
      <text:p text:style-name="P2">La première fois que vous utiliserez Earth Engine sur une nouvelle machine ou avec un nouvel environnement Python, vous devrez authentifier votre compte Google.</text:p>
      <text:p text:style-name="P2">Exécutez ce script une fois :</text:p>
      <text:p text:style-name="P5"><text:span text:style-name="T1">code</text:span>Python</text:p>
      <text:section text:style-name="Sect1" text:name="cdk-accordion-child-16">
        <text:p text:style-name="P3"><text:span text:style-name="Source_20_Text"><text:span text:style-name="T10">import</text:span></text:span><text:span text:style-name="Source_20_Text"><text:span text:style-name="T8"> ee</text:span></text:span></text:p>
        <text:p text:style-name="P4"><text:soft-page-break/></text:p>
        <text:p text:style-name="P3"><text:span text:style-name="Source_20_Text"><text:span text:style-name="T8">print(</text:span></text:span><text:span text:style-name="Source_20_Text"><text:span text:style-name="T11">"Lancement de l'authentification Earth Engine..."</text:span></text:span><text:span text:style-name="Source_20_Text"><text:span text:style-name="T8">)</text:span></text:span></text:p>
        <text:p text:style-name="P4"><text:span text:style-name="Source_20_Text"><text:span text:style-name="T8">ee.Authenticate()</text:span></text:span></text:p>
        <text:p text:style-name="P3"><text:span text:style-name="Source_20_Text"><text:span text:style-name="T8">print(</text:span></text:span><text:span text:style-name="Source_20_Text"><text:span text:style-name="T11">"Authentification terminée. Vous pouvez maintenant exécuter ee.Initialize() dans vos scripts."</text:span></text:span><text:span text:style-name="Source_20_Text"><text:span text:style-name="T8">)</text:span></text:span></text:p>
      </text:section>
      <text:p text:style-name="P2">Lorsque vous exécutez <text:span text:style-name="T13">ee.Authenticate()</text:span>:</text:p>
      <text:list text:style-name="L2">
        <text:list-item>
          <text:p text:style-name="P13">Une fenêtre de navigateur s'ouvrira vous demandant de vous connecter à votre compte Google (celui que vous avez enregistré pour Earth Engine).</text:p>
        </text:list-item>
        <text:list-item>
          <text:p text:style-name="P13">Vous devrez autoriser "Google Earth Engine" à accéder à votre compte.</text:p>
        </text:list-item>
        <text:list-item>
          <text:p text:style-name="P13">Une fois autorisé, le navigateur affichera un message indiquant que vous pouvez fermer la fenêtre.</text:p>
        </text:list-item>
        <text:list-item>
          <text:p text:style-name="P13">Les identifiants seront stockés localement sur votre machine (généralement dans un dossier caché).</text:p>
        </text:list-item>
      </text:list>
      <text:p text:style-name="P2">Vous n'aurez besoin de faire cette étape qu'une seule fois par machine/utilisateur.</text:p>
      <text:h text:style-name="P1" text:outline-level="3">4. Exemple d'Application de Bureau Simple (Console)</text:h>
      <text:p text:style-name="P2">Maintenant que vous êtes authentifié, vous pouvez initialiser et utiliser Earth Engine dans vos scripts.</text:p>
      <text:p text:style-name="P2">Voici un exemple qui télécharge une petite image satellite pour démontrer que l'API fonctionne :</text:p>
      <text:p text:style-name="P5"><text:span text:style-name="T1">code</text:span>Python</text:p>
      <text:section text:style-name="Sect1" text:name="cdk-accordion-child-17">
        <text:p text:style-name="P3"><text:span text:style-name="Source_20_Text"><text:span text:style-name="T10">import</text:span></text:span><text:span text:style-name="Source_20_Text"><text:span text:style-name="T8"> ee</text:span></text:span></text:p>
        <text:p text:style-name="P3"><text:span text:style-name="Source_20_Text"><text:span text:style-name="T10">import</text:span></text:span><text:span text:style-name="Source_20_Text"><text:span text:style-name="T8"> os</text:span></text:span></text:p>
        <text:p text:style-name="P3"><text:span text:style-name="Source_20_Text"><text:span text:style-name="T10">from</text:span></text:span><text:span text:style-name="Source_20_Text"><text:span text:style-name="T8"> PIL </text:span></text:span><text:span text:style-name="Source_20_Text"><text:span text:style-name="T10">import</text:span></text:span><text:span text:style-name="Source_20_Text"><text:span text:style-name="T8"> Image </text:span></text:span><text:span text:style-name="Source_20_Text"><text:span text:style-name="T14"># Pour manipuler l'image si besoin</text:span></text:span></text:p>
        <text:p text:style-name="P4"/>
        <text:p text:style-name="P3"><text:span text:style-name="Source_20_Text"><text:span text:style-name="T14"># --- Initialisation Earth Engine ---</text:span></text:span></text:p>
        <text:p text:style-name="P3"><text:span text:style-name="Source_20_Text"><text:span text:style-name="T14"># Si vous êtes déjà authentifié (via ee.Authenticate() exécuté une fois),</text:span></text:span></text:p>
        <text:p text:style-name="P3"><text:span text:style-name="Source_20_Text"><text:span text:style-name="T14"># vous pouvez simplement initialiser l'API.</text:span></text:span></text:p>
        <text:p text:style-name="P3"><text:span text:style-name="Source_20_Text"><text:span text:style-name="T10">try</text:span></text:span><text:span text:style-name="Source_20_Text"><text:span text:style-name="T8">:</text:span></text:span></text:p>
        <text:p text:style-name="P4"><text:span text:style-name="Source_20_Text"><text:span text:style-name="T9"><text:s text:c="4"/></text:span></text:span><text:span text:style-name="Source_20_Text"><text:span text:style-name="T8">ee.Initialize()</text:span></text:span></text:p>
        <text:p text:style-name="P3"><text:span text:style-name="Source_20_Text"><text:span text:style-name="T9"><text:s text:c="4"/></text:span></text:span><text:span text:style-name="Source_20_Text"><text:span text:style-name="T8">print(</text:span></text:span><text:span text:style-name="Source_20_Text"><text:span text:style-name="T11">"API Earth Engine initialisée avec succès."</text:span></text:span><text:span text:style-name="Source_20_Text"><text:span text:style-name="T8">)</text:span></text:span></text:p>
        <text:p text:style-name="P3"><text:span text:style-name="Source_20_Text"><text:span text:style-name="T10">except</text:span></text:span><text:span text:style-name="Source_20_Text"><text:span text:style-name="T8"> Exception </text:span></text:span><text:span text:style-name="Source_20_Text"><text:span text:style-name="T10">as</text:span></text:span><text:span text:style-name="Source_20_Text"><text:span text:style-name="T8"> e:</text:span></text:span></text:p>
        <text:p text:style-name="P3"><text:span text:style-name="Source_20_Text"><text:span text:style-name="T9"><text:s text:c="4"/></text:span></text:span><text:span text:style-name="Source_20_Text"><text:span text:style-name="T8">print(</text:span></text:span><text:span text:style-name="Source_20_Text"><text:span text:style-name="T11">f"Erreur lors de l'initialisation de l'API Earth Engine: </text:span></text:span><text:span text:style-name="Source_20_Text"><text:span text:style-name="T15">{e}</text:span></text:span><text:span text:style-name="Source_20_Text"><text:span text:style-name="T11">"</text:span></text:span><text:span text:style-name="Source_20_Text"><text:span text:style-name="T8">)</text:span></text:span></text:p>
        <text:p text:style-name="P3"><text:span text:style-name="Source_20_Text"><text:span text:style-name="T9"><text:s text:c="4"/></text:span></text:span><text:span text:style-name="Source_20_Text"><text:span text:style-name="T8">print(</text:span></text:span><text:span text:style-name="Source_20_Text"><text:span text:style-name="T11">"Assurez-vous d'avoir exécuté ee.Authenticate() une fois pour ce compte."</text:span></text:span><text:span text:style-name="Source_20_Text"><text:span text:style-name="T8">)</text:span></text:span></text:p>
        <text:p text:style-name="P3"><text:span text:style-name="Source_20_Text"><text:span text:style-name="T9"><text:s text:c="4"/></text:span></text:span><text:span text:style-name="Source_20_Text"><text:span text:style-name="T8">exit() </text:span></text:span><text:span text:style-name="Source_20_Text"><text:span text:style-name="T14"># Quitte le script si l'initialisation échoue</text:span></text:span></text:p>
        <text:p text:style-name="P4"/>
        <text:p text:style-name="P3"><text:span text:style-name="Source_20_Text"><text:span text:style-name="T14"># --- Logique de l'application ---</text:span></text:span></text:p>
        <text:p text:style-name="P3"><text:span text:style-name="Source_20_Text"><text:span text:style-name="T10">def</text:span></text:span><text:span text:style-name="Source_20_Text"><text:span text:style-name="T8"> </text:span></text:span><text:span text:style-name="Source_20_Text"><text:span text:style-name="T16">get_and_display_image_info</text:span></text:span><text:span text:style-name="Source_20_Text"><text:span text:style-name="T8">(image_id=</text:span></text:span><text:span text:style-name="Source_20_Text"><text:span text:style-name="T11">'LANDSAT/LT05/C01/T1_SR/LT05_031034_20000913'</text:span></text:span><text:span text:style-name="Source_20_Text"><text:span text:style-name="T8">):</text:span></text:span></text:p>
        <text:p text:style-name="P3"><text:span text:style-name="Source_20_Text"><text:span text:style-name="T9"><text:s text:c="4"/></text:span></text:span><text:span text:style-name="Source_20_Text"><text:span text:style-name="T11">"""</text:span></text:span></text:p>
        <text:p text:style-name="P4"><text:span text:style-name="Source_20_Text"><text:span text:style-name="T12"><text:s text:c="4"/></text:span></text:span><text:span text:style-name="Source_20_Text"><text:span text:style-name="T11">Récupère des informations sur une image Earth Engine et l'affiche.</text:span></text:span></text:p>
        <text:p text:style-name="P4"><text:span text:style-name="Source_20_Text"><text:span text:style-name="T12"><text:s text:c="4"/></text:span></text:span><text:span text:style-name="Source_20_Text"><text:span text:style-name="T11">"""</text:span></text:span></text:p>
        <text:p text:style-name="P3"><text:span text:style-name="Source_20_Text"><text:span text:style-name="T9"><text:s text:c="4"/></text:span></text:span><text:span text:style-name="Source_20_Text"><text:span text:style-name="T8">print(</text:span></text:span><text:span text:style-name="Source_20_Text"><text:span text:style-name="T11">f"\nRécupération d'informations pour l'image : </text:span></text:span><text:span text:style-name="Source_20_Text"><text:span text:style-name="T15">{image_id}</text:span></text:span><text:span text:style-name="Source_20_Text"><text:span text:style-name="T11">"</text:span></text:span><text:span text:style-name="Source_20_Text"><text:span text:style-name="T8">)</text:span></text:span></text:p>
        <text:p text:style-name="P4"><text:span text:style-name="Source_20_Text"><text:span text:style-name="T9"><text:s text:c="4"/></text:span></text:span><text:span text:style-name="Source_20_Text"><text:span text:style-name="T8">image = ee.Image(image_id)</text:span></text:span></text:p>
        <text:p text:style-name="P4"><text:span text:style-name="Source_20_Text"><text:span text:style-name="T9"><text:s text:c="4"/></text:span></text:span><text:span text:style-name="Source_20_Text"><text:span text:style-name="T8">info = image.getInfo()</text:span></text:span></text:p>
        <text:p text:style-name="P4"/>
        <text:p text:style-name="P3"><text:soft-page-break/><text:span text:style-name="Source_20_Text"><text:span text:style-name="T9"><text:s text:c="4"/></text:span></text:span><text:span text:style-name="Source_20_Text"><text:span text:style-name="T8">print(</text:span></text:span><text:span text:style-name="Source_20_Text"><text:span text:style-name="T11">f"ID de l'image: </text:span></text:span><text:span text:style-name="Source_20_Text"><text:span text:style-name="T15">{info.get(</text:span></text:span><text:span text:style-name="Source_20_Text"><text:span text:style-name="T11">'id'</text:span></text:span><text:span text:style-name="Source_20_Text"><text:span text:style-name="T15">)}</text:span></text:span><text:span text:style-name="Source_20_Text"><text:span text:style-name="T11">"</text:span></text:span><text:span text:style-name="Source_20_Text"><text:span text:style-name="T8">)</text:span></text:span></text:p>
        <text:p text:style-name="P3"><text:span text:style-name="Source_20_Text"><text:span text:style-name="T9"><text:s text:c="4"/></text:span></text:span><text:span text:style-name="Source_20_Text"><text:span text:style-name="T8">print(</text:span></text:span><text:span text:style-name="Source_20_Text"><text:span text:style-name="T11">f"Propriétés de l'image: </text:span></text:span><text:span text:style-name="Source_20_Text"><text:span text:style-name="T15">{info.get(</text:span></text:span><text:span text:style-name="Source_20_Text"><text:span text:style-name="T11">'properties'</text:span></text:span><text:span text:style-name="Source_20_Text"><text:span text:style-name="T15">)}</text:span></text:span><text:span text:style-name="Source_20_Text"><text:span text:style-name="T11">"</text:span></text:span><text:span text:style-name="Source_20_Text"><text:span text:style-name="T8">)</text:span></text:span></text:p>
        <text:p text:style-name="P3"><text:span text:style-name="Source_20_Text"><text:span text:style-name="T9"><text:s text:c="4"/></text:span></text:span><text:span text:style-name="Source_20_Text"><text:span text:style-name="T8">print(</text:span></text:span><text:span text:style-name="Source_20_Text"><text:span text:style-name="T11">f"Date de l'image: </text:span></text:span><text:span text:style-name="Source_20_Text"><text:span text:style-name="T15">{ee.Date(info.get(</text:span></text:span><text:span text:style-name="Source_20_Text"><text:span text:style-name="T11">'system:time_start'</text:span></text:span><text:span text:style-name="Source_20_Text"><text:span text:style-name="T15">)).</text:span></text:span><text:span text:style-name="Source_20_Text"><text:span text:style-name="T17">format</text:span></text:span><text:span text:style-name="Source_20_Text"><text:span text:style-name="T15">(</text:span></text:span><text:span text:style-name="Source_20_Text"><text:span text:style-name="T11">'YYYY-MM-dd'</text:span></text:span><text:span text:style-name="Source_20_Text"><text:span text:style-name="T15">).getInfo()}</text:span></text:span><text:span text:style-name="Source_20_Text"><text:span text:style-name="T11">"</text:span></text:span><text:span text:style-name="Source_20_Text"><text:span text:style-name="T8">)</text:span></text:span></text:p>
        <text:p text:style-name="P4"/>
        <text:p text:style-name="P3"><text:span text:style-name="Source_20_Text"><text:span text:style-name="T10">def</text:span></text:span><text:span text:style-name="Source_20_Text"><text:span text:style-name="T8"> </text:span></text:span><text:span text:style-name="Source_20_Text"><text:span text:style-name="T16">download_thumbnail</text:span></text:span><text:span text:style-name="Source_20_Text"><text:span text:style-name="T8">(image_id=</text:span></text:span><text:span text:style-name="Source_20_Text"><text:span text:style-name="T11">'LANDSAT/LT05/C01/T1_SR/LT05_031034_20000913'</text:span></text:span><text:span text:style-name="Source_20_Text"><text:span text:style-name="T8">,</text:span></text:span></text:p>
        <text:p text:style-name="P3"><text:span text:style-name="Source_20_Text"><text:span text:style-name="T9"><text:s text:c="23"/></text:span></text:span><text:span text:style-name="Source_20_Text"><text:span text:style-name="T8">region=[-</text:span></text:span><text:span text:style-name="Source_20_Text"><text:span text:style-name="T18">120</text:span></text:span><text:span text:style-name="Source_20_Text"><text:span text:style-name="T8">, </text:span></text:span><text:span text:style-name="Source_20_Text"><text:span text:style-name="T18">35</text:span></text:span><text:span text:style-name="Source_20_Text"><text:span text:style-name="T8">, -</text:span></text:span><text:span text:style-name="Source_20_Text"><text:span text:style-name="T18">119</text:span></text:span><text:span text:style-name="Source_20_Text"><text:span text:style-name="T8">, </text:span></text:span><text:span text:style-name="Source_20_Text"><text:span text:style-name="T18">36</text:span></text:span><text:span text:style-name="Source_20_Text"><text:span text:style-name="T8">], </text:span></text:span><text:span text:style-name="Source_20_Text"><text:span text:style-name="T14"># Petite région rectangulaire [lon_min, lat_min, lon_max, lat_max]</text:span></text:span></text:p>
        <text:p text:style-name="P3"><text:span text:style-name="Source_20_Text"><text:span text:style-name="T9"><text:s text:c="23"/></text:span></text:span><text:span text:style-name="Source_20_Text"><text:span text:style-name="T8">scale=</text:span></text:span><text:span text:style-name="Source_20_Text"><text:span text:style-name="T18">30</text:span></text:span><text:span text:style-name="Source_20_Text"><text:span text:style-name="T8">, </text:span></text:span><text:span text:style-name="Source_20_Text"><text:span text:style-name="T14"># Résolution en mètres</text:span></text:span></text:p>
        <text:p text:style-name="P3"><text:span text:style-name="Source_20_Text"><text:span text:style-name="T9"><text:s text:c="23"/></text:span></text:span><text:span text:style-name="Source_20_Text"><text:span text:style-name="T8">output_path=</text:span></text:span><text:span text:style-name="Source_20_Text"><text:span text:style-name="T11">'thumbnail.png'</text:span></text:span><text:span text:style-name="Source_20_Text"><text:span text:style-name="T8">):</text:span></text:span></text:p>
        <text:p text:style-name="P3"><text:span text:style-name="Source_20_Text"><text:span text:style-name="T9"><text:s text:c="4"/></text:span></text:span><text:span text:style-name="Source_20_Text"><text:span text:style-name="T11">"""</text:span></text:span></text:p>
        <text:p text:style-name="P4"><text:span text:style-name="Source_20_Text"><text:span text:style-name="T12"><text:s text:c="4"/></text:span></text:span><text:span text:style-name="Source_20_Text"><text:span text:style-name="T11">Télécharge un aperçu (thumbnail) d'une image Earth Engine.</text:span></text:span></text:p>
        <text:p text:style-name="P4"><text:span text:style-name="Source_20_Text"><text:span text:style-name="T12"><text:s text:c="4"/></text:span></text:span><text:span text:style-name="Source_20_Text"><text:span text:style-name="T11">"""</text:span></text:span></text:p>
        <text:p text:style-name="P3"><text:span text:style-name="Source_20_Text"><text:span text:style-name="T9"><text:s text:c="4"/></text:span></text:span><text:span text:style-name="Source_20_Text"><text:span text:style-name="T8">print(</text:span></text:span><text:span text:style-name="Source_20_Text"><text:span text:style-name="T11">f"\nTéléchargement d'un aperçu de l'image </text:span></text:span><text:span text:style-name="Source_20_Text"><text:span text:style-name="T15">{image_id}</text:span></text:span><text:span text:style-name="Source_20_Text"><text:span text:style-name="T11">..."</text:span></text:span><text:span text:style-name="Source_20_Text"><text:span text:style-name="T8">)</text:span></text:span></text:p>
        <text:p text:style-name="P4"><text:span text:style-name="Source_20_Text"><text:span text:style-name="T9"><text:s text:c="4"/></text:span></text:span><text:span text:style-name="Source_20_Text"><text:span text:style-name="T8">image = ee.Image(image_id)</text:span></text:span></text:p>
        <text:p text:style-name="P4"/>
        <text:p text:style-name="P3"><text:span text:style-name="Source_20_Text"><text:span text:style-name="T9"><text:s text:c="4"/></text:span></text:span><text:span text:style-name="Source_20_Text"><text:span text:style-name="T14"># Paramètres de visualisation pour le thumbnail (RGB)</text:span></text:span></text:p>
        <text:p text:style-name="P4"><text:span text:style-name="Source_20_Text"><text:span text:style-name="T9"><text:s text:c="4"/></text:span></text:span><text:span text:style-name="Source_20_Text"><text:span text:style-name="T8">vis_params = {</text:span></text:span></text:p>
        <text:p text:style-name="P3"><text:span text:style-name="Source_20_Text"><text:span text:style-name="T9"><text:s text:c="8"/></text:span></text:span><text:span text:style-name="Source_20_Text"><text:span text:style-name="T11">'bands'</text:span></text:span><text:span text:style-name="Source_20_Text"><text:span text:style-name="T8">: [</text:span></text:span><text:span text:style-name="Source_20_Text"><text:span text:style-name="T11">'B3'</text:span></text:span><text:span text:style-name="Source_20_Text"><text:span text:style-name="T8">, </text:span></text:span><text:span text:style-name="Source_20_Text"><text:span text:style-name="T11">'B2'</text:span></text:span><text:span text:style-name="Source_20_Text"><text:span text:style-name="T8">, </text:span></text:span><text:span text:style-name="Source_20_Text"><text:span text:style-name="T11">'B1'</text:span></text:span><text:span text:style-name="Source_20_Text"><text:span text:style-name="T8">], <text:s/></text:span></text:span><text:span text:style-name="Source_20_Text"><text:span text:style-name="T14"># Bandes Rouge, Vert, Bleu</text:span></text:span></text:p>
        <text:p text:style-name="P3"><text:span text:style-name="Source_20_Text"><text:span text:style-name="T9"><text:s text:c="8"/></text:span></text:span><text:span text:style-name="Source_20_Text"><text:span text:style-name="T11">'min'</text:span></text:span><text:span text:style-name="Source_20_Text"><text:span text:style-name="T8">: </text:span></text:span><text:span text:style-name="Source_20_Text"><text:span text:style-name="T18">0</text:span></text:span><text:span text:style-name="Source_20_Text"><text:span text:style-name="T8">,</text:span></text:span></text:p>
        <text:p text:style-name="P3"><text:span text:style-name="Source_20_Text"><text:span text:style-name="T9"><text:s text:c="8"/></text:span></text:span><text:span text:style-name="Source_20_Text"><text:span text:style-name="T11">'max'</text:span></text:span><text:span text:style-name="Source_20_Text"><text:span text:style-name="T8">: </text:span></text:span><text:span text:style-name="Source_20_Text"><text:span text:style-name="T18">3000</text:span></text:span><text:span text:style-name="Source_20_Text"><text:span text:style-name="T8">,</text:span></text:span></text:p>
        <text:p text:style-name="P3"><text:span text:style-name="Source_20_Text"><text:span text:style-name="T9"><text:s text:c="8"/></text:span></text:span><text:span text:style-name="Source_20_Text"><text:span text:style-name="T11">'gamma'</text:span></text:span><text:span text:style-name="Source_20_Text"><text:span text:style-name="T8">: </text:span></text:span><text:span text:style-name="Source_20_Text"><text:span text:style-name="T18">1.4</text:span></text:span></text:p>
        <text:p text:style-name="P4"><text:span text:style-name="Source_20_Text"><text:span text:style-name="T9"><text:s text:c="4"/></text:span></text:span><text:span text:style-name="Source_20_Text"><text:span text:style-name="T8">}</text:span></text:span></text:p>
        <text:p text:style-name="P4"/>
        <text:p text:style-name="P3"><text:span text:style-name="Source_20_Text"><text:span text:style-name="T9"><text:s text:c="4"/></text:span></text:span><text:span text:style-name="Source_20_Text"><text:span text:style-name="T14"># Obtenez l'URL de téléchargement du thumbnail</text:span></text:span></text:p>
        <text:p text:style-name="P3"><text:span text:style-name="Source_20_Text"><text:span text:style-name="T9"><text:s text:c="4"/></text:span></text:span><text:span text:style-name="Source_20_Text"><text:span text:style-name="T10">try</text:span></text:span><text:span text:style-name="Source_20_Text"><text:span text:style-name="T8">:</text:span></text:span></text:p>
        <text:p text:style-name="P4"><text:span text:style-name="Source_20_Text"><text:span text:style-name="T9"><text:s text:c="8"/></text:span></text:span><text:span text:style-name="Source_20_Text"><text:span text:style-name="T8">url = image.getThumbUrl({</text:span></text:span></text:p>
        <text:p text:style-name="P3"><text:span text:style-name="Source_20_Text"><text:span text:style-name="T9"><text:s text:c="12"/></text:span></text:span><text:span text:style-name="Source_20_Text"><text:span text:style-name="T11">'region'</text:span></text:span><text:span text:style-name="Source_20_Text"><text:span text:style-name="T8">: region,</text:span></text:span></text:p>
        <text:p text:style-name="P3"><text:span text:style-name="Source_20_Text"><text:span text:style-name="T9"><text:s text:c="12"/></text:span></text:span><text:span text:style-name="Source_20_Text"><text:span text:style-name="T11">'dimensions'</text:span></text:span><text:span text:style-name="Source_20_Text"><text:span text:style-name="T8">: </text:span></text:span><text:span text:style-name="Source_20_Text"><text:span text:style-name="T18">512</text:span></text:span><text:span text:style-name="Source_20_Text"><text:span text:style-name="T8">, </text:span></text:span><text:span text:style-name="Source_20_Text"><text:span text:style-name="T14"># Taille de l'image en pixels</text:span></text:span></text:p>
        <text:p text:style-name="P3"><text:span text:style-name="Source_20_Text"><text:span text:style-name="T9"><text:s text:c="12"/></text:span></text:span><text:span text:style-name="Source_20_Text"><text:span text:style-name="T11">'crs'</text:span></text:span><text:span text:style-name="Source_20_Text"><text:span text:style-name="T8">: </text:span></text:span><text:span text:style-name="Source_20_Text"><text:span text:style-name="T11">'EPSG:4326'</text:span></text:span><text:span text:style-name="Source_20_Text"><text:span text:style-name="T8">, </text:span></text:span><text:span text:style-name="Source_20_Text"><text:span text:style-name="T14"># Système de coordonnées</text:span></text:span></text:p>
        <text:p text:style-name="P3"><text:span text:style-name="Source_20_Text"><text:span text:style-name="T9"><text:s text:c="12"/></text:span></text:span><text:span text:style-name="Source_20_Text"><text:span text:style-name="T11">'format'</text:span></text:span><text:span text:style-name="Source_20_Text"><text:span text:style-name="T8">: </text:span></text:span><text:span text:style-name="Source_20_Text"><text:span text:style-name="T11">'png'</text:span></text:span><text:span text:style-name="Source_20_Text"><text:span text:style-name="T8">,</text:span></text:span></text:p>
        <text:p text:style-name="P4"><text:span text:style-name="Source_20_Text"><text:span text:style-name="T9"><text:s text:c="12"/></text:span></text:span><text:span text:style-name="Source_20_Text"><text:span text:style-name="T8">**vis_params</text:span></text:span></text:p>
        <text:p text:style-name="P4"><text:span text:style-name="Source_20_Text"><text:span text:style-name="T9"><text:s text:c="8"/></text:span></text:span><text:span text:style-name="Source_20_Text"><text:span text:style-name="T8">})</text:span></text:span></text:p>
        <text:p text:style-name="P4"/>
        <text:p text:style-name="P3"><text:span text:style-name="Source_20_Text"><text:span text:style-name="T9"><text:s text:c="8"/></text:span></text:span><text:span text:style-name="Source_20_Text"><text:span text:style-name="T14"># Téléchargez l'image</text:span></text:span></text:p>
        <text:p text:style-name="P3"><text:span text:style-name="Source_20_Text"><text:span text:style-name="T9"><text:s text:c="8"/></text:span></text:span><text:span text:style-name="Source_20_Text"><text:span text:style-name="T10">import</text:span></text:span><text:span text:style-name="Source_20_Text"><text:span text:style-name="T8"> requests</text:span></text:span></text:p>
        <text:p text:style-name="P4"><text:span text:style-name="Source_20_Text"><text:span text:style-name="T9"><text:s text:c="8"/></text:span></text:span><text:span text:style-name="Source_20_Text"><text:span text:style-name="T8">response = requests.get(url)</text:span></text:span></text:p>
        <text:p text:style-name="P4"/>
        <text:p text:style-name="P3"><text:span text:style-name="Source_20_Text"><text:span text:style-name="T9"><text:s text:c="8"/></text:span></text:span><text:span text:style-name="Source_20_Text"><text:span text:style-name="T10">if</text:span></text:span><text:span text:style-name="Source_20_Text"><text:span text:style-name="T8"> response.status_code == </text:span></text:span><text:span text:style-name="Source_20_Text"><text:span text:style-name="T18">200</text:span></text:span><text:span text:style-name="Source_20_Text"><text:span text:style-name="T8">:</text:span></text:span></text:p>
        <text:p text:style-name="P3"><text:span text:style-name="Source_20_Text"><text:span text:style-name="T9"><text:s text:c="12"/></text:span></text:span><text:span text:style-name="Source_20_Text"><text:span text:style-name="T10">with</text:span></text:span><text:span text:style-name="Source_20_Text"><text:span text:style-name="T8"> </text:span></text:span><text:span text:style-name="Source_20_Text"><text:span text:style-name="T17">open</text:span></text:span><text:span text:style-name="Source_20_Text"><text:span text:style-name="T8">(output_path, </text:span></text:span><text:span text:style-name="Source_20_Text"><text:span text:style-name="T11">'wb'</text:span></text:span><text:span text:style-name="Source_20_Text"><text:span text:style-name="T8">) </text:span></text:span><text:span text:style-name="Source_20_Text"><text:span text:style-name="T10">as</text:span></text:span><text:span text:style-name="Source_20_Text"><text:span text:style-name="T8"> f:</text:span></text:span></text:p>
        <text:p text:style-name="P4"><text:span text:style-name="Source_20_Text"><text:span text:style-name="T9"><text:s text:c="16"/></text:span></text:span><text:span text:style-name="Source_20_Text"><text:span text:style-name="T8">f.write(response.content)</text:span></text:span></text:p>
        <text:p text:style-name="P3"><text:span text:style-name="Source_20_Text"><text:span text:style-name="T9"><text:s text:c="12"/></text:span></text:span><text:span text:style-name="Source_20_Text"><text:span text:style-name="T8">print(</text:span></text:span><text:span text:style-name="Source_20_Text"><text:span text:style-name="T11">f"Aperçu téléchargé avec succès sous : </text:span></text:span><text:span text:style-name="Source_20_Text"><text:span text:style-name="T15">{os.path.abspath(output_path)}</text:span></text:span><text:span text:style-name="Source_20_Text"><text:span text:style-name="T11">"</text:span></text:span><text:span text:style-name="Source_20_Text"><text:span text:style-name="T8">)</text:span></text:span></text:p>
        <text:p text:style-name="P3"><text:span text:style-name="Source_20_Text"><text:span text:style-name="T9"><text:s text:c="12"/></text:span></text:span><text:span text:style-name="Source_20_Text"><text:span text:style-name="T14"># Pourrait ouvrir l'image avec PIL</text:span></text:span></text:p>
        <text:p text:style-name="P3"><text:span text:style-name="Source_20_Text"><text:span text:style-name="T9"><text:s text:c="12"/></text:span></text:span><text:span text:style-name="Source_20_Text"><text:span text:style-name="T14"># img = Image.open(output_path)</text:span></text:span></text:p>
        <text:p text:style-name="P3"><text:span text:style-name="Source_20_Text"><text:span text:style-name="T9"><text:s text:c="12"/></text:span></text:span><text:span text:style-name="Source_20_Text"><text:span text:style-name="T14"># img.show()</text:span></text:span></text:p>
        <text:p text:style-name="P3"><text:soft-page-break/><text:span text:style-name="Source_20_Text"><text:span text:style-name="T9"><text:s text:c="8"/></text:span></text:span><text:span text:style-name="Source_20_Text"><text:span text:style-name="T10">else</text:span></text:span><text:span text:style-name="Source_20_Text"><text:span text:style-name="T8">:</text:span></text:span></text:p>
        <text:p text:style-name="P3"><text:span text:style-name="Source_20_Text"><text:span text:style-name="T9"><text:s text:c="12"/></text:span></text:span><text:span text:style-name="Source_20_Text"><text:span text:style-name="T8">print(</text:span></text:span><text:span text:style-name="Source_20_Text"><text:span text:style-name="T11">f"Erreur lors du téléchargement : </text:span></text:span><text:span text:style-name="Source_20_Text"><text:span text:style-name="T15">{response.status_code}</text:span></text:span><text:span text:style-name="Source_20_Text"><text:span text:style-name="T11"> - </text:span></text:span><text:span text:style-name="Source_20_Text"><text:span text:style-name="T15">{response.text}</text:span></text:span><text:span text:style-name="Source_20_Text"><text:span text:style-name="T11">"</text:span></text:span><text:span text:style-name="Source_20_Text"><text:span text:style-name="T8">)</text:span></text:span></text:p>
        <text:p text:style-name="P4"/>
        <text:p text:style-name="P3"><text:span text:style-name="Source_20_Text"><text:span text:style-name="T9"><text:s text:c="4"/></text:span></text:span><text:span text:style-name="Source_20_Text"><text:span text:style-name="T10">except</text:span></text:span><text:span text:style-name="Source_20_Text"><text:span text:style-name="T8"> Exception </text:span></text:span><text:span text:style-name="Source_20_Text"><text:span text:style-name="T10">as</text:span></text:span><text:span text:style-name="Source_20_Text"><text:span text:style-name="T8"> e:</text:span></text:span></text:p>
        <text:p text:style-name="P3"><text:span text:style-name="Source_20_Text"><text:span text:style-name="T9"><text:s text:c="8"/></text:span></text:span><text:span text:style-name="Source_20_Text"><text:span text:style-name="T8">print(</text:span></text:span><text:span text:style-name="Source_20_Text"><text:span text:style-name="T11">f"Une erreur est survenue lors du téléchargement du thumbnail : </text:span></text:span><text:span text:style-name="Source_20_Text"><text:span text:style-name="T15">{e}</text:span></text:span><text:span text:style-name="Source_20_Text"><text:span text:style-name="T11">"</text:span></text:span><text:span text:style-name="Source_20_Text"><text:span text:style-name="T8">)</text:span></text:span></text:p>
        <text:p text:style-name="P4"/>
        <text:p text:style-name="P4"/>
        <text:p text:style-name="P3"><text:span text:style-name="Source_20_Text"><text:span text:style-name="T10">if</text:span></text:span><text:span text:style-name="Source_20_Text"><text:span text:style-name="T8"> __name__ == </text:span></text:span><text:span text:style-name="Source_20_Text"><text:span text:style-name="T11">"__main__"</text:span></text:span><text:span text:style-name="Source_20_Text"><text:span text:style-name="T8">:</text:span></text:span></text:p>
        <text:p text:style-name="P3"><text:span text:style-name="Source_20_Text"><text:span text:style-name="T9"><text:s text:c="4"/></text:span></text:span><text:span text:style-name="Source_20_Text"><text:span text:style-name="T14"># Exécutez la fonction pour obtenir des infos sur une image</text:span></text:span></text:p>
        <text:p text:style-name="P4"><text:span text:style-name="Source_20_Text"><text:span text:style-name="T9"><text:s text:c="4"/></text:span></text:span><text:span text:style-name="Source_20_Text"><text:span text:style-name="T8">get_and_display_image_info()</text:span></text:span></text:p>
        <text:p text:style-name="P4"/>
        <text:p text:style-name="P3"><text:span text:style-name="Source_20_Text"><text:span text:style-name="T9"><text:s text:c="4"/></text:span></text:span><text:span text:style-name="Source_20_Text"><text:span text:style-name="T14"># Exécutez la fonction pour télécharger un aperçu</text:span></text:span></text:p>
        <text:p text:style-name="P4"><text:span text:style-name="Source_20_Text"><text:span text:style-name="T9"><text:s text:c="4"/></text:span></text:span><text:span text:style-name="Source_20_Text"><text:span text:style-name="T8">download_thumbnail()</text:span></text:span></text:p>
        <text:p text:style-name="P4"/>
        <text:p text:style-name="P3"><text:span text:style-name="Source_20_Text"><text:span text:style-name="T9"><text:s text:c="4"/></text:span></text:span><text:span text:style-name="Source_20_Text"><text:span text:style-name="T8">print(</text:span></text:span><text:span text:style-name="Source_20_Text"><text:span text:style-name="T11">"\nScript terminé."</text:span></text:span><text:span text:style-name="Source_20_Text"><text:span text:style-name="T8">)</text:span></text:span></text:p>
      </text:section>
      <text:p text:style-name="P6"><text:span text:style-name="Strong_20_Emphasis"><text:span text:style-name="T2">Comment ça marche :</text:span></text:span></text:p>
      <text:list text:style-name="L3">
        <text:list-item>
          <text:p text:style-name="P17"><text:span text:style-name="Strong_20_Emphasis"><text:span text:style-name="T5">ee.Initialize()</text:span></text:span><text:span text:style-name="T2">: Après l'authentification initiale, cette ligne connecte votre script à l'API Earth Engine.</text:span></text:p>
        </text:list-item>
        <text:list-item>
          <text:p text:style-name="P17"><text:span text:style-name="Strong_20_Emphasis"><text:span text:style-name="T5">ee.Image(...)</text:span></text:span><text:span text:style-name="T2">: Crée un objet Earth Engine représentant une image spécifique.</text:span></text:p>
        </text:list-item>
        <text:list-item>
          <text:p text:style-name="P17"><text:span text:style-name="Strong_20_Emphasis"><text:span text:style-name="T5">image.getInfo()</text:span></text:span><text:span text:style-name="T2">: Récupère toutes les métadonnées de l'image.</text:span></text:p>
        </text:list-item>
        <text:list-item>
          <text:p text:style-name="P17"><text:span text:style-name="Strong_20_Emphasis"><text:span text:style-name="T5">image.getThumbUrl(...)</text:span></text:span><text:span text:style-name="T2">: Génère une URL temporaire pour télécharger une version réduite (thumbnail) de l'image dans une région et avec des paramètres de visualisation spécifiés.</text:span></text:p>
        </text:list-item>
        <text:list-item>
          <text:p text:style-name="P17"><text:span text:style-name="Strong_20_Emphasis"><text:span text:style-name="T5">requests.get(url)</text:span></text:span><text:span text:style-name="T2">: Utilise la bibliothèque </text:span><text:span text:style-name="T5">requests</text:span><text:span text:style-name="T2"> pour télécharger l'image depuis l'URL générée.</text:span></text:p>
        </text:list-item>
      </text:list>
      <text:h text:style-name="P1" text:outline-level="3">5. Intégration dans une Interface Graphique (GUI)</text:h>
      <text:p text:style-name="P2">Pour une application de bureau conviviale, vous voudrez intégrer cela dans une GUI.</text:p>
      <text:p text:style-name="P6"><text:span text:style-name="Strong_20_Emphasis"><text:span text:style-name="T2">Avec Tkinter (le plus simple pour débuter avec Python) :</text:span></text:span></text:p>
      <text:p text:style-name="P5"><text:span text:style-name="T1">code</text:span>Python</text:p>
      <text:section text:style-name="Sect1" text:name="cdk-accordion-child-18">
        <text:p text:style-name="P3"><text:span text:style-name="Source_20_Text"><text:span text:style-name="T10">import</text:span></text:span><text:span text:style-name="Source_20_Text"><text:span text:style-name="T8"> tkinter </text:span></text:span><text:span text:style-name="Source_20_Text"><text:span text:style-name="T10">as</text:span></text:span><text:span text:style-name="Source_20_Text"><text:span text:style-name="T8"> tk</text:span></text:span></text:p>
        <text:p text:style-name="P3"><text:span text:style-name="Source_20_Text"><text:span text:style-name="T10">from</text:span></text:span><text:span text:style-name="Source_20_Text"><text:span text:style-name="T8"> tkinter </text:span></text:span><text:span text:style-name="Source_20_Text"><text:span text:style-name="T10">import</text:span></text:span><text:span text:style-name="Source_20_Text"><text:span text:style-name="T8"> messagebox, filedialog</text:span></text:span></text:p>
        <text:p text:style-name="P3"><text:span text:style-name="Source_20_Text"><text:span text:style-name="T10">import</text:span></text:span><text:span text:style-name="Source_20_Text"><text:span text:style-name="T8"> ee</text:span></text:span></text:p>
        <text:p text:style-name="P3"><text:span text:style-name="Source_20_Text"><text:span text:style-name="T10">import</text:span></text:span><text:span text:style-name="Source_20_Text"><text:span text:style-name="T8"> os</text:span></text:span></text:p>
        <text:p text:style-name="P3"><text:span text:style-name="Source_20_Text"><text:span text:style-name="T10">import</text:span></text:span><text:span text:style-name="Source_20_Text"><text:span text:style-name="T8"> requests</text:span></text:span></text:p>
        <text:p text:style-name="P3"><text:span text:style-name="Source_20_Text"><text:span text:style-name="T10">from</text:span></text:span><text:span text:style-name="Source_20_Text"><text:span text:style-name="T8"> PIL </text:span></text:span><text:span text:style-name="Source_20_Text"><text:span text:style-name="T10">import</text:span></text:span><text:span text:style-name="Source_20_Text"><text:span text:style-name="T8"> Image, ImageTk </text:span></text:span><text:span text:style-name="Source_20_Text"><text:span text:style-name="T14"># Nécessite 'pip install Pillow'</text:span></text:span></text:p>
        <text:p text:style-name="P4"/>
        <text:p text:style-name="P3"><text:span text:style-name="Source_20_Text"><text:span text:style-name="T10">class</text:span></text:span><text:span text:style-name="Source_20_Text"><text:span text:style-name="T8"> </text:span></text:span><text:span text:style-name="Source_20_Text"><text:span text:style-name="T16">EarthEngineApp</text:span></text:span><text:span text:style-name="Source_20_Text"><text:span text:style-name="T8">:</text:span></text:span></text:p>
        <text:p text:style-name="P3"><text:span text:style-name="Source_20_Text"><text:span text:style-name="T9"><text:s text:c="4"/></text:span></text:span><text:span text:style-name="Source_20_Text"><text:span text:style-name="T10">def</text:span></text:span><text:span text:style-name="Source_20_Text"><text:span text:style-name="T8"> </text:span></text:span><text:span text:style-name="Source_20_Text"><text:span text:style-name="T16">__init__</text:span></text:span><text:span text:style-name="Source_20_Text"><text:span text:style-name="T8">(self, root):</text:span></text:span></text:p>
        <text:p text:style-name="P4"><text:span text:style-name="Source_20_Text"><text:span text:style-name="T9"><text:s text:c="8"/></text:span></text:span><text:span text:style-name="Source_20_Text"><text:span text:style-name="T8">self.root = root</text:span></text:span></text:p>
        <text:p text:style-name="P3"><text:span text:style-name="Source_20_Text"><text:span text:style-name="T9"><text:s text:c="8"/></text:span></text:span><text:span text:style-name="Source_20_Text"><text:span text:style-name="T8">self.root.title(</text:span></text:span><text:span text:style-name="Source_20_Text"><text:span text:style-name="T11">"Earth Engine Viewer"</text:span></text:span><text:span text:style-name="Source_20_Text"><text:span text:style-name="T8">)</text:span></text:span></text:p>
        <text:p text:style-name="P3"><text:span text:style-name="Source_20_Text"><text:span text:style-name="T9"><text:s text:c="8"/></text:span></text:span><text:span text:style-name="Source_20_Text"><text:span text:style-name="T8">self.root.geometry(</text:span></text:span><text:span text:style-name="Source_20_Text"><text:span text:style-name="T11">"800x600"</text:span></text:span><text:span text:style-name="Source_20_Text"><text:span text:style-name="T8">)</text:span></text:span></text:p>
        <text:p text:style-name="P4"/>
        <text:p text:style-name="P3"><text:soft-page-break/><text:span text:style-name="Source_20_Text"><text:span text:style-name="T9"><text:s text:c="8"/></text:span></text:span><text:span text:style-name="Source_20_Text"><text:span text:style-name="T8">self.ee_initialized = </text:span></text:span><text:span text:style-name="Source_20_Text"><text:span text:style-name="T18">False</text:span></text:span></text:p>
        <text:p text:style-name="P4"/>
        <text:p text:style-name="P4"><text:span text:style-name="Source_20_Text"><text:span text:style-name="T9"><text:s text:c="8"/></text:span></text:span><text:span text:style-name="Source_20_Text"><text:span text:style-name="T8">self.create_widgets()</text:span></text:span></text:p>
        <text:p text:style-name="P4"><text:span text:style-name="Source_20_Text"><text:span text:style-name="T9"><text:s text:c="8"/></text:span></text:span><text:span text:style-name="Source_20_Text"><text:span text:style-name="T8">self.initialize_ee()</text:span></text:span></text:p>
        <text:p text:style-name="P4"/>
        <text:p text:style-name="P3"><text:span text:style-name="Source_20_Text"><text:span text:style-name="T9"><text:s text:c="4"/></text:span></text:span><text:span text:style-name="Source_20_Text"><text:span text:style-name="T10">def</text:span></text:span><text:span text:style-name="Source_20_Text"><text:span text:style-name="T8"> </text:span></text:span><text:span text:style-name="Source_20_Text"><text:span text:style-name="T16">create_widgets</text:span></text:span><text:span text:style-name="Source_20_Text"><text:span text:style-name="T8">(self):</text:span></text:span></text:p>
        <text:p text:style-name="P3"><text:span text:style-name="Source_20_Text"><text:span text:style-name="T9"><text:s text:c="8"/></text:span></text:span><text:span text:style-name="Source_20_Text"><text:span text:style-name="T14"># Frame pour les boutons de contrôle</text:span></text:span></text:p>
        <text:p text:style-name="P4"><text:span text:style-name="Source_20_Text"><text:span text:style-name="T9"><text:s text:c="8"/></text:span></text:span><text:span text:style-name="Source_20_Text"><text:span text:style-name="T8">control_frame = tk.Frame(self.root)</text:span></text:span></text:p>
        <text:p text:style-name="P3"><text:span text:style-name="Source_20_Text"><text:span text:style-name="T9"><text:s text:c="8"/></text:span></text:span><text:span text:style-name="Source_20_Text"><text:span text:style-name="T8">control_frame.pack(pady=</text:span></text:span><text:span text:style-name="Source_20_Text"><text:span text:style-name="T18">10</text:span></text:span><text:span text:style-name="Source_20_Text"><text:span text:style-name="T8">)</text:span></text:span></text:p>
        <text:p text:style-name="P4"/>
        <text:p text:style-name="P3"><text:span text:style-name="Source_20_Text"><text:span text:style-name="T9"><text:s text:c="8"/></text:span></text:span><text:span text:style-name="Source_20_Text"><text:span text:style-name="T8">self.init_button = tk.Button(control_frame, text=</text:span></text:span><text:span text:style-name="Source_20_Text"><text:span text:style-name="T11">"Authentifier et Initialiser EE"</text:span></text:span><text:span text:style-name="Source_20_Text"><text:span text:style-name="T8">, command=self.authenticate_and_initialize)</text:span></text:span></text:p>
        <text:p text:style-name="P3"><text:span text:style-name="Source_20_Text"><text:span text:style-name="T9"><text:s text:c="8"/></text:span></text:span><text:span text:style-name="Source_20_Text"><text:span text:style-name="T8">self.init_button.pack(side=tk.LEFT, padx=</text:span></text:span><text:span text:style-name="Source_20_Text"><text:span text:style-name="T18">5</text:span></text:span><text:span text:style-name="Source_20_Text"><text:span text:style-name="T8">)</text:span></text:span></text:p>
        <text:p text:style-name="P4"/>
        <text:p text:style-name="P3"><text:span text:style-name="Source_20_Text"><text:span text:style-name="T9"><text:s text:c="8"/></text:span></text:span><text:span text:style-name="Source_20_Text"><text:span text:style-name="T8">self.download_button = tk.Button(control_frame, text=</text:span></text:span><text:span text:style-name="Source_20_Text"><text:span text:style-name="T11">"Télécharger Aperçu"</text:span></text:span><text:span text:style-name="Source_20_Text"><text:span text:style-name="T8">, command=self.download_thumbnail_gui, state=tk.DISABLED)</text:span></text:span></text:p>
        <text:p text:style-name="P3"><text:span text:style-name="Source_20_Text"><text:span text:style-name="T9"><text:s text:c="8"/></text:span></text:span><text:span text:style-name="Source_20_Text"><text:span text:style-name="T8">self.download_button.pack(side=tk.LEFT, padx=</text:span></text:span><text:span text:style-name="Source_20_Text"><text:span text:style-name="T18">5</text:span></text:span><text:span text:style-name="Source_20_Text"><text:span text:style-name="T8">)</text:span></text:span></text:p>
        <text:p text:style-name="P4"/>
        <text:p text:style-name="P3"><text:span text:style-name="Source_20_Text"><text:span text:style-name="T9"><text:s text:c="8"/></text:span></text:span><text:span text:style-name="Source_20_Text"><text:span text:style-name="T14"># Zone de texte pour les logs/messages</text:span></text:span></text:p>
        <text:p text:style-name="P3"><text:span text:style-name="Source_20_Text"><text:span text:style-name="T9"><text:s text:c="8"/></text:span></text:span><text:span text:style-name="Source_20_Text"><text:span text:style-name="T8">self.log_text = tk.Text(self.root, height=</text:span></text:span><text:span text:style-name="Source_20_Text"><text:span text:style-name="T18">10</text:span></text:span><text:span text:style-name="Source_20_Text"><text:span text:style-name="T8">, width=</text:span></text:span><text:span text:style-name="Source_20_Text"><text:span text:style-name="T18">80</text:span></text:span><text:span text:style-name="Source_20_Text"><text:span text:style-name="T8">)</text:span></text:span></text:p>
        <text:p text:style-name="P3"><text:span text:style-name="Source_20_Text"><text:span text:style-name="T9"><text:s text:c="8"/></text:span></text:span><text:span text:style-name="Source_20_Text"><text:span text:style-name="T8">self.log_text.pack(pady=</text:span></text:span><text:span text:style-name="Source_20_Text"><text:span text:style-name="T18">10</text:span></text:span><text:span text:style-name="Source_20_Text"><text:span text:style-name="T8">)</text:span></text:span></text:p>
        <text:p text:style-name="P4"/>
        <text:p text:style-name="P3"><text:span text:style-name="Source_20_Text"><text:span text:style-name="T9"><text:s text:c="8"/></text:span></text:span><text:span text:style-name="Source_20_Text"><text:span text:style-name="T14"># Zone pour afficher l'image</text:span></text:span></text:p>
        <text:p text:style-name="P3"><text:span text:style-name="Source_20_Text"><text:span text:style-name="T9"><text:s text:c="8"/></text:span></text:span><text:span text:style-name="Source_20_Text"><text:span text:style-name="T8">self.image_label = tk.Label(self.root, text=</text:span></text:span><text:span text:style-name="Source_20_Text"><text:span text:style-name="T11">"Aucune image téléchargée"</text:span></text:span><text:span text:style-name="Source_20_Text"><text:span text:style-name="T8">)</text:span></text:span></text:p>
        <text:p text:style-name="P3"><text:span text:style-name="Source_20_Text"><text:span text:style-name="T9"><text:s text:c="8"/></text:span></text:span><text:span text:style-name="Source_20_Text"><text:span text:style-name="T8">self.image_label.pack(expand=</text:span></text:span><text:span text:style-name="Source_20_Text"><text:span text:style-name="T18">True</text:span></text:span><text:span text:style-name="Source_20_Text"><text:span text:style-name="T8">)</text:span></text:span></text:p>
        <text:p text:style-name="P4"/>
        <text:p text:style-name="P3"><text:span text:style-name="Source_20_Text"><text:span text:style-name="T9"><text:s text:c="4"/></text:span></text:span><text:span text:style-name="Source_20_Text"><text:span text:style-name="T10">def</text:span></text:span><text:span text:style-name="Source_20_Text"><text:span text:style-name="T8"> </text:span></text:span><text:span text:style-name="Source_20_Text"><text:span text:style-name="T16">log_message</text:span></text:span><text:span text:style-name="Source_20_Text"><text:span text:style-name="T8">(self, message):</text:span></text:span></text:p>
        <text:p text:style-name="P3"><text:span text:style-name="Source_20_Text"><text:span text:style-name="T9"><text:s text:c="8"/></text:span></text:span><text:span text:style-name="Source_20_Text"><text:span text:style-name="T8">self.log_text.insert(tk.END, message + </text:span></text:span><text:span text:style-name="Source_20_Text"><text:span text:style-name="T11">"\n"</text:span></text:span><text:span text:style-name="Source_20_Text"><text:span text:style-name="T8">)</text:span></text:span></text:p>
        <text:p text:style-name="P3"><text:span text:style-name="Source_20_Text"><text:span text:style-name="T9"><text:s text:c="8"/></text:span></text:span><text:span text:style-name="Source_20_Text"><text:span text:style-name="T8">self.log_text.see(tk.END) </text:span></text:span><text:span text:style-name="Source_20_Text"><text:span text:style-name="T14"># Scroll automatique vers le bas</text:span></text:span></text:p>
        <text:p text:style-name="P4"/>
        <text:p text:style-name="P3"><text:span text:style-name="Source_20_Text"><text:span text:style-name="T9"><text:s text:c="4"/></text:span></text:span><text:span text:style-name="Source_20_Text"><text:span text:style-name="T10">def</text:span></text:span><text:span text:style-name="Source_20_Text"><text:span text:style-name="T8"> </text:span></text:span><text:span text:style-name="Source_20_Text"><text:span text:style-name="T16">authenticate_and_initialize</text:span></text:span><text:span text:style-name="Source_20_Text"><text:span text:style-name="T8">(self):</text:span></text:span></text:p>
        <text:p text:style-name="P3"><text:span text:style-name="Source_20_Text"><text:span text:style-name="T9"><text:s text:c="8"/></text:span></text:span><text:span text:style-name="Source_20_Text"><text:span text:style-name="T10">if</text:span></text:span><text:span text:style-name="Source_20_Text"><text:span text:style-name="T8"> </text:span></text:span><text:span text:style-name="Source_20_Text"><text:span text:style-name="T10">not</text:span></text:span><text:span text:style-name="Source_20_Text"><text:span text:style-name="T8"> self.ee_initialized:</text:span></text:span></text:p>
        <text:p text:style-name="P3"><text:span text:style-name="Source_20_Text"><text:span text:style-name="T9"><text:s text:c="12"/></text:span></text:span><text:span text:style-name="Source_20_Text"><text:span text:style-name="T10">try</text:span></text:span><text:span text:style-name="Source_20_Text"><text:span text:style-name="T8">:</text:span></text:span></text:p>
        <text:p text:style-name="P3"><text:span text:style-name="Source_20_Text"><text:span text:style-name="T9"><text:s text:c="16"/></text:span></text:span><text:span text:style-name="Source_20_Text"><text:span text:style-name="T8">self.log_message(</text:span></text:span><text:span text:style-name="Source_20_Text"><text:span text:style-name="T11">"Lancement de l'authentification Earth Engine (vérifiez votre navigateur)..."</text:span></text:span><text:span text:style-name="Source_20_Text"><text:span text:style-name="T8">)</text:span></text:span></text:p>
        <text:p text:style-name="P3"><text:span text:style-name="Source_20_Text"><text:span text:style-name="T9"><text:s text:c="16"/></text:span></text:span><text:span text:style-name="Source_20_Text"><text:span text:style-name="T14"># Ceci ouvrira le navigateur</text:span></text:span></text:p>
        <text:p text:style-name="P4"><text:span text:style-name="Source_20_Text"><text:span text:style-name="T9"><text:s text:c="16"/></text:span></text:span><text:span text:style-name="Source_20_Text"><text:span text:style-name="T8">ee.Authenticate()</text:span></text:span></text:p>
        <text:p text:style-name="P3"><text:span text:style-name="Source_20_Text"><text:span text:style-name="T9"><text:s text:c="16"/></text:span></text:span><text:span text:style-name="Source_20_Text"><text:span text:style-name="T8">self.log_message(</text:span></text:span><text:span text:style-name="Source_20_Text"><text:span text:style-name="T11">"Authentification terminée. Tentative d'initialisation de l'API..."</text:span></text:span><text:span text:style-name="Source_20_Text"><text:span text:style-name="T8">)</text:span></text:span></text:p>
        <text:p text:style-name="P4"><text:span text:style-name="Source_20_Text"><text:span text:style-name="T9"><text:s text:c="16"/></text:span></text:span><text:span text:style-name="Source_20_Text"><text:span text:style-name="T8">ee.Initialize()</text:span></text:span></text:p>
        <text:p text:style-name="P3"><text:span text:style-name="Source_20_Text"><text:span text:style-name="T9"><text:s text:c="16"/></text:span></text:span><text:span text:style-name="Source_20_Text"><text:span text:style-name="T8">self.ee_initialized = </text:span></text:span><text:span text:style-name="Source_20_Text"><text:span text:style-name="T18">True</text:span></text:span></text:p>
        <text:p text:style-name="P3"><text:span text:style-name="Source_20_Text"><text:span text:style-name="T9"><text:s text:c="16"/></text:span></text:span><text:span text:style-name="Source_20_Text"><text:span text:style-name="T8">self.log_message(</text:span></text:span><text:span text:style-name="Source_20_Text"><text:span text:style-name="T11">"API Earth Engine initialisée avec succès."</text:span></text:span><text:span text:style-name="Source_20_Text"><text:span text:style-name="T8">)</text:span></text:span></text:p>
        <text:p text:style-name="P4"><text:span text:style-name="Source_20_Text"><text:span text:style-name="T9"><text:s text:c="16"/></text:span></text:span><text:span text:style-name="Source_20_Text"><text:span text:style-name="T8">self.download_button.config(state=tk.NORMAL)</text:span></text:span></text:p>
        <text:p text:style-name="P4"><text:span text:style-name="Source_20_Text"><text:span text:style-name="T9"><text:s text:c="16"/></text:span></text:span><text:span text:style-name="Source_20_Text"><text:span text:style-name="T8">self.init_button.config(state=tk.DISABLED)</text:span></text:span></text:p>
        <text:p text:style-name="P3"><text:span text:style-name="Source_20_Text"><text:span text:style-name="T9"><text:s text:c="12"/></text:span></text:span><text:span text:style-name="Source_20_Text"><text:span text:style-name="T10">except</text:span></text:span><text:span text:style-name="Source_20_Text"><text:span text:style-name="T8"> Exception </text:span></text:span><text:span text:style-name="Source_20_Text"><text:span text:style-name="T10">as</text:span></text:span><text:span text:style-name="Source_20_Text"><text:span text:style-name="T8"> e:</text:span></text:span></text:p>
        <text:p text:style-name="P3"><text:soft-page-break/><text:span text:style-name="Source_20_Text"><text:span text:style-name="T9"><text:s text:c="16"/></text:span></text:span><text:span text:style-name="Source_20_Text"><text:span text:style-name="T8">self.log_message(</text:span></text:span><text:span text:style-name="Source_20_Text"><text:span text:style-name="T11">f"Erreur lors de l'authentification/initialisation : </text:span></text:span><text:span text:style-name="Source_20_Text"><text:span text:style-name="T15">{e}</text:span></text:span><text:span text:style-name="Source_20_Text"><text:span text:style-name="T11">"</text:span></text:span><text:span text:style-name="Source_20_Text"><text:span text:style-name="T8">)</text:span></text:span></text:p>
        <text:p text:style-name="P3"><text:span text:style-name="Source_20_Text"><text:span text:style-name="T9"><text:s text:c="16"/></text:span></text:span><text:span text:style-name="Source_20_Text"><text:span text:style-name="T8">messagebox.showerror(</text:span></text:span><text:span text:style-name="Source_20_Text"><text:span text:style-name="T11">"Erreur EE"</text:span></text:span><text:span text:style-name="Source_20_Text"><text:span text:style-name="T8">, </text:span></text:span><text:span text:style-name="Source_20_Text"><text:span text:style-name="T11">f"Impossible d'initialiser Earth Engine : </text:span></text:span><text:span text:style-name="Source_20_Text"><text:span text:style-name="T15">{e}</text:span></text:span><text:span text:style-name="Source_20_Text"><text:span text:style-name="T11">\nAssurez-vous d'être bien enregistré et de vous être connecté."</text:span></text:span><text:span text:style-name="Source_20_Text"><text:span text:style-name="T8">)</text:span></text:span></text:p>
        <text:p text:style-name="P3"><text:span text:style-name="Source_20_Text"><text:span text:style-name="T9"><text:s text:c="8"/></text:span></text:span><text:span text:style-name="Source_20_Text"><text:span text:style-name="T10">else</text:span></text:span><text:span text:style-name="Source_20_Text"><text:span text:style-name="T8">:</text:span></text:span></text:p>
        <text:p text:style-name="P3"><text:span text:style-name="Source_20_Text"><text:span text:style-name="T9"><text:s text:c="12"/></text:span></text:span><text:span text:style-name="Source_20_Text"><text:span text:style-name="T8">self.log_message(</text:span></text:span><text:span text:style-name="Source_20_Text"><text:span text:style-name="T11">"Earth Engine est déjà initialisé."</text:span></text:span><text:span text:style-name="Source_20_Text"><text:span text:style-name="T8">)</text:span></text:span></text:p>
        <text:p text:style-name="P4"/>
        <text:p text:style-name="P4"/>
        <text:p text:style-name="P3"><text:span text:style-name="Source_20_Text"><text:span text:style-name="T9"><text:s text:c="4"/></text:span></text:span><text:span text:style-name="Source_20_Text"><text:span text:style-name="T10">def</text:span></text:span><text:span text:style-name="Source_20_Text"><text:span text:style-name="T8"> </text:span></text:span><text:span text:style-name="Source_20_Text"><text:span text:style-name="T16">initialize_ee</text:span></text:span><text:span text:style-name="Source_20_Text"><text:span text:style-name="T8">(self):</text:span></text:span></text:p>
        <text:p text:style-name="P3"><text:span text:style-name="Source_20_Text"><text:span text:style-name="T9"><text:s text:c="8"/></text:span></text:span><text:span text:style-name="Source_20_Text"><text:span text:style-name="T11">"""Tente d'initialiser EE au démarrage si déjà authentifié."""</text:span></text:span></text:p>
        <text:p text:style-name="P3"><text:span text:style-name="Source_20_Text"><text:span text:style-name="T9"><text:s text:c="8"/></text:span></text:span><text:span text:style-name="Source_20_Text"><text:span text:style-name="T10">try</text:span></text:span><text:span text:style-name="Source_20_Text"><text:span text:style-name="T8">:</text:span></text:span></text:p>
        <text:p text:style-name="P4"><text:span text:style-name="Source_20_Text"><text:span text:style-name="T9"><text:s text:c="12"/></text:span></text:span><text:span text:style-name="Source_20_Text"><text:span text:style-name="T8">ee.Initialize()</text:span></text:span></text:p>
        <text:p text:style-name="P3"><text:span text:style-name="Source_20_Text"><text:span text:style-name="T9"><text:s text:c="12"/></text:span></text:span><text:span text:style-name="Source_20_Text"><text:span text:style-name="T8">self.ee_initialized = </text:span></text:span><text:span text:style-name="Source_20_Text"><text:span text:style-name="T18">True</text:span></text:span></text:p>
        <text:p text:style-name="P3"><text:span text:style-name="Source_20_Text"><text:span text:style-name="T9"><text:s text:c="12"/></text:span></text:span><text:span text:style-name="Source_20_Text"><text:span text:style-name="T8">self.log_message(</text:span></text:span><text:span text:style-name="Source_20_Text"><text:span text:style-name="T11">"API Earth Engine initialisée avec succès (authentification préalable détectée)."</text:span></text:span><text:span text:style-name="Source_20_Text"><text:span text:style-name="T8">)</text:span></text:span></text:p>
        <text:p text:style-name="P4"><text:span text:style-name="Source_20_Text"><text:span text:style-name="T9"><text:s text:c="12"/></text:span></text:span><text:span text:style-name="Source_20_Text"><text:span text:style-name="T8">self.download_button.config(state=tk.NORMAL)</text:span></text:span></text:p>
        <text:p text:style-name="P4"><text:span text:style-name="Source_20_Text"><text:span text:style-name="T9"><text:s text:c="12"/></text:span></text:span><text:span text:style-name="Source_20_Text"><text:span text:style-name="T8">self.init_button.config(state=tk.DISABLED)</text:span></text:span></text:p>
        <text:p text:style-name="P3"><text:span text:style-name="Source_20_Text"><text:span text:style-name="T9"><text:s text:c="8"/></text:span></text:span><text:span text:style-name="Source_20_Text"><text:span text:style-name="T10">except</text:span></text:span><text:span text:style-name="Source_20_Text"><text:span text:style-name="T8"> Exception </text:span></text:span><text:span text:style-name="Source_20_Text"><text:span text:style-name="T10">as</text:span></text:span><text:span text:style-name="Source_20_Text"><text:span text:style-name="T8"> e:</text:span></text:span></text:p>
        <text:p text:style-name="P3"><text:span text:style-name="Source_20_Text"><text:span text:style-name="T9"><text:s text:c="12"/></text:span></text:span><text:span text:style-name="Source_20_Text"><text:span text:style-name="T8">self.log_message(</text:span></text:span><text:span text:style-name="Source_20_Text"><text:span text:style-name="T11">f"Earth Engine non initialisé au démarrage : </text:span></text:span><text:span text:style-name="Source_20_Text"><text:span text:style-name="T15">{e}</text:span></text:span><text:span text:style-name="Source_20_Text"><text:span text:style-name="T11">"</text:span></text:span><text:span text:style-name="Source_20_Text"><text:span text:style-name="T8">)</text:span></text:span></text:p>
        <text:p text:style-name="P3"><text:span text:style-name="Source_20_Text"><text:span text:style-name="T9"><text:s text:c="12"/></text:span></text:span><text:span text:style-name="Source_20_Text"><text:span text:style-name="T8">self.log_message(</text:span></text:span><text:span text:style-name="Source_20_Text"><text:span text:style-name="T11">"Veuillez cliquer sur 'Authentifier et Initialiser EE' si c'est la première utilisation."</text:span></text:span><text:span text:style-name="Source_20_Text"><text:span text:style-name="T8">)</text:span></text:span></text:p>
        <text:p text:style-name="P4"/>
        <text:p text:style-name="P3"><text:span text:style-name="Source_20_Text"><text:span text:style-name="T9"><text:s text:c="4"/></text:span></text:span><text:span text:style-name="Source_20_Text"><text:span text:style-name="T10">def</text:span></text:span><text:span text:style-name="Source_20_Text"><text:span text:style-name="T8"> </text:span></text:span><text:span text:style-name="Source_20_Text"><text:span text:style-name="T16">download_thumbnail_gui</text:span></text:span><text:span text:style-name="Source_20_Text"><text:span text:style-name="T8">(self):</text:span></text:span></text:p>
        <text:p text:style-name="P3"><text:span text:style-name="Source_20_Text"><text:span text:style-name="T9"><text:s text:c="8"/></text:span></text:span><text:span text:style-name="Source_20_Text"><text:span text:style-name="T10">if</text:span></text:span><text:span text:style-name="Source_20_Text"><text:span text:style-name="T8"> </text:span></text:span><text:span text:style-name="Source_20_Text"><text:span text:style-name="T10">not</text:span></text:span><text:span text:style-name="Source_20_Text"><text:span text:style-name="T8"> self.ee_initialized:</text:span></text:span></text:p>
        <text:p text:style-name="P3"><text:span text:style-name="Source_20_Text"><text:span text:style-name="T9"><text:s text:c="12"/></text:span></text:span><text:span text:style-name="Source_20_Text"><text:span text:style-name="T8">messagebox.showwarning(</text:span></text:span><text:span text:style-name="Source_20_Text"><text:span text:style-name="T11">"EE Non Initialisé"</text:span></text:span><text:span text:style-name="Source_20_Text"><text:span text:style-name="T8">, </text:span></text:span><text:span text:style-name="Source_20_Text"><text:span text:style-name="T11">"Veuillez d'abord initialiser Earth Engine."</text:span></text:span><text:span text:style-name="Source_20_Text"><text:span text:style-name="T8">)</text:span></text:span></text:p>
        <text:p text:style-name="P3"><text:span text:style-name="Source_20_Text"><text:span text:style-name="T9"><text:s text:c="12"/></text:span></text:span><text:span text:style-name="Source_20_Text"><text:span text:style-name="T10">return</text:span></text:span></text:p>
        <text:p text:style-name="P4"/>
        <text:p text:style-name="P3"><text:span text:style-name="Source_20_Text"><text:span text:style-name="T9"><text:s text:c="8"/></text:span></text:span><text:span text:style-name="Source_20_Text"><text:span text:style-name="T8">image_id = </text:span></text:span><text:span text:style-name="Source_20_Text"><text:span text:style-name="T11">'LANDSAT/LT05/C01/T1_SR/LT05_031034_20000913'</text:span></text:span></text:p>
        <text:p text:style-name="P3"><text:span text:style-name="Source_20_Text"><text:span text:style-name="T9"><text:s text:c="8"/></text:span></text:span><text:span text:style-name="Source_20_Text"><text:span text:style-name="T8">region = [-</text:span></text:span><text:span text:style-name="Source_20_Text"><text:span text:style-name="T18">120</text:span></text:span><text:span text:style-name="Source_20_Text"><text:span text:style-name="T8">, </text:span></text:span><text:span text:style-name="Source_20_Text"><text:span text:style-name="T18">35</text:span></text:span><text:span text:style-name="Source_20_Text"><text:span text:style-name="T8">, -</text:span></text:span><text:span text:style-name="Source_20_Text"><text:span text:style-name="T18">119</text:span></text:span><text:span text:style-name="Source_20_Text"><text:span text:style-name="T8">, </text:span></text:span><text:span text:style-name="Source_20_Text"><text:span text:style-name="T18">36</text:span></text:span><text:span text:style-name="Source_20_Text"><text:span text:style-name="T8">]</text:span></text:span></text:p>
        <text:p text:style-name="P3"><text:span text:style-name="Source_20_Text"><text:span text:style-name="T9"><text:s text:c="8"/></text:span></text:span><text:span text:style-name="Source_20_Text"><text:span text:style-name="T8">output_filename = </text:span></text:span><text:span text:style-name="Source_20_Text"><text:span text:style-name="T11">'thumbnail_gui.png'</text:span></text:span></text:p>
        <text:p text:style-name="P4"/>
        <text:p text:style-name="P3"><text:span text:style-name="Source_20_Text"><text:span text:style-name="T9"><text:s text:c="8"/></text:span></text:span><text:span text:style-name="Source_20_Text"><text:span text:style-name="T8">self.log_message(</text:span></text:span><text:span text:style-name="Source_20_Text"><text:span text:style-name="T11">f"Téléchargement d'un aperçu de </text:span></text:span><text:span text:style-name="Source_20_Text"><text:span text:style-name="T15">{image_id}</text:span></text:span><text:span text:style-name="Source_20_Text"><text:span text:style-name="T11">..."</text:span></text:span><text:span text:style-name="Source_20_Text"><text:span text:style-name="T8">)</text:span></text:span></text:p>
        <text:p text:style-name="P3"><text:span text:style-name="Source_20_Text"><text:span text:style-name="T9"><text:s text:c="8"/></text:span></text:span><text:span text:style-name="Source_20_Text"><text:span text:style-name="T10">try</text:span></text:span><text:span text:style-name="Source_20_Text"><text:span text:style-name="T8">:</text:span></text:span></text:p>
        <text:p text:style-name="P4"><text:span text:style-name="Source_20_Text"><text:span text:style-name="T9"><text:s text:c="12"/></text:span></text:span><text:span text:style-name="Source_20_Text"><text:span text:style-name="T8">image = ee.Image(image_id)</text:span></text:span></text:p>
        <text:p text:style-name="P4"><text:span text:style-name="Source_20_Text"><text:span text:style-name="T9"><text:s text:c="12"/></text:span></text:span><text:span text:style-name="Source_20_Text"><text:span text:style-name="T8">vis_params = {</text:span></text:span></text:p>
        <text:p text:style-name="P3"><text:span text:style-name="Source_20_Text"><text:span text:style-name="T9"><text:s text:c="16"/></text:span></text:span><text:span text:style-name="Source_20_Text"><text:span text:style-name="T11">'bands'</text:span></text:span><text:span text:style-name="Source_20_Text"><text:span text:style-name="T8">: [</text:span></text:span><text:span text:style-name="Source_20_Text"><text:span text:style-name="T11">'B3'</text:span></text:span><text:span text:style-name="Source_20_Text"><text:span text:style-name="T8">, </text:span></text:span><text:span text:style-name="Source_20_Text"><text:span text:style-name="T11">'B2'</text:span></text:span><text:span text:style-name="Source_20_Text"><text:span text:style-name="T8">, </text:span></text:span><text:span text:style-name="Source_20_Text"><text:span text:style-name="T11">'B1'</text:span></text:span><text:span text:style-name="Source_20_Text"><text:span text:style-name="T8">],</text:span></text:span></text:p>
        <text:p text:style-name="P3"><text:span text:style-name="Source_20_Text"><text:span text:style-name="T9"><text:s text:c="16"/></text:span></text:span><text:span text:style-name="Source_20_Text"><text:span text:style-name="T11">'min'</text:span></text:span><text:span text:style-name="Source_20_Text"><text:span text:style-name="T8">: </text:span></text:span><text:span text:style-name="Source_20_Text"><text:span text:style-name="T18">0</text:span></text:span><text:span text:style-name="Source_20_Text"><text:span text:style-name="T8">, </text:span></text:span><text:span text:style-name="Source_20_Text"><text:span text:style-name="T11">'max'</text:span></text:span><text:span text:style-name="Source_20_Text"><text:span text:style-name="T8">: </text:span></text:span><text:span text:style-name="Source_20_Text"><text:span text:style-name="T18">3000</text:span></text:span><text:span text:style-name="Source_20_Text"><text:span text:style-name="T8">, </text:span></text:span><text:span text:style-name="Source_20_Text"><text:span text:style-name="T11">'gamma'</text:span></text:span><text:span text:style-name="Source_20_Text"><text:span text:style-name="T8">: </text:span></text:span><text:span text:style-name="Source_20_Text"><text:span text:style-name="T18">1.4</text:span></text:span></text:p>
        <text:p text:style-name="P4"><text:span text:style-name="Source_20_Text"><text:span text:style-name="T9"><text:s text:c="12"/></text:span></text:span><text:span text:style-name="Source_20_Text"><text:span text:style-name="T8">}</text:span></text:span></text:p>
        <text:p text:style-name="P4"/>
        <text:p text:style-name="P4"><text:span text:style-name="Source_20_Text"><text:span text:style-name="T9"><text:s text:c="12"/></text:span></text:span><text:span text:style-name="Source_20_Text"><text:span text:style-name="T8">url = image.getThumbUrl({</text:span></text:span></text:p>
        <text:p text:style-name="P3"><text:span text:style-name="Source_20_Text"><text:span text:style-name="T9"><text:s text:c="16"/></text:span></text:span><text:span text:style-name="Source_20_Text"><text:span text:style-name="T11">'region'</text:span></text:span><text:span text:style-name="Source_20_Text"><text:span text:style-name="T8">: region,</text:span></text:span></text:p>
        <text:p text:style-name="P3"><text:span text:style-name="Source_20_Text"><text:span text:style-name="T9"><text:s text:c="16"/></text:span></text:span><text:span text:style-name="Source_20_Text"><text:span text:style-name="T11">'dimensions'</text:span></text:span><text:span text:style-name="Source_20_Text"><text:span text:style-name="T8">: </text:span></text:span><text:span text:style-name="Source_20_Text"><text:span text:style-name="T18">512</text:span></text:span><text:span text:style-name="Source_20_Text"><text:span text:style-name="T8">,</text:span></text:span></text:p>
        <text:p text:style-name="P3"><text:span text:style-name="Source_20_Text"><text:span text:style-name="T9"><text:s text:c="16"/></text:span></text:span><text:span text:style-name="Source_20_Text"><text:span text:style-name="T11">'crs'</text:span></text:span><text:span text:style-name="Source_20_Text"><text:span text:style-name="T8">: </text:span></text:span><text:span text:style-name="Source_20_Text"><text:span text:style-name="T11">'EPSG:4326'</text:span></text:span><text:span text:style-name="Source_20_Text"><text:span text:style-name="T8">,</text:span></text:span></text:p>
        <text:p text:style-name="P3"><text:span text:style-name="Source_20_Text"><text:span text:style-name="T9"><text:s text:c="16"/></text:span></text:span><text:span text:style-name="Source_20_Text"><text:span text:style-name="T11">'format'</text:span></text:span><text:span text:style-name="Source_20_Text"><text:span text:style-name="T8">: </text:span></text:span><text:span text:style-name="Source_20_Text"><text:span text:style-name="T11">'png'</text:span></text:span><text:span text:style-name="Source_20_Text"><text:span text:style-name="T8">,</text:span></text:span></text:p>
        <text:p text:style-name="P4"><text:span text:style-name="Source_20_Text"><text:span text:style-name="T9"><text:s text:c="16"/></text:span></text:span><text:span text:style-name="Source_20_Text"><text:span text:style-name="T8">**vis_params</text:span></text:span></text:p>
        <text:p text:style-name="P4"><text:soft-page-break/><text:span text:style-name="Source_20_Text"><text:span text:style-name="T9"><text:s text:c="12"/></text:span></text:span><text:span text:style-name="Source_20_Text"><text:span text:style-name="T8">})</text:span></text:span></text:p>
        <text:p text:style-name="P4"/>
        <text:p text:style-name="P4"><text:span text:style-name="Source_20_Text"><text:span text:style-name="T9"><text:s text:c="12"/></text:span></text:span><text:span text:style-name="Source_20_Text"><text:span text:style-name="T8">response = requests.get(url)</text:span></text:span></text:p>
        <text:p text:style-name="P3"><text:span text:style-name="Source_20_Text"><text:span text:style-name="T9"><text:s text:c="12"/></text:span></text:span><text:span text:style-name="Source_20_Text"><text:span text:style-name="T10">if</text:span></text:span><text:span text:style-name="Source_20_Text"><text:span text:style-name="T8"> response.status_code == </text:span></text:span><text:span text:style-name="Source_20_Text"><text:span text:style-name="T18">200</text:span></text:span><text:span text:style-name="Source_20_Text"><text:span text:style-name="T8">:</text:span></text:span></text:p>
        <text:p text:style-name="P3"><text:span text:style-name="Source_20_Text"><text:span text:style-name="T9"><text:s text:c="16"/></text:span></text:span><text:span text:style-name="Source_20_Text"><text:span text:style-name="T10">with</text:span></text:span><text:span text:style-name="Source_20_Text"><text:span text:style-name="T8"> </text:span></text:span><text:span text:style-name="Source_20_Text"><text:span text:style-name="T17">open</text:span></text:span><text:span text:style-name="Source_20_Text"><text:span text:style-name="T8">(output_filename, </text:span></text:span><text:span text:style-name="Source_20_Text"><text:span text:style-name="T11">'wb'</text:span></text:span><text:span text:style-name="Source_20_Text"><text:span text:style-name="T8">) </text:span></text:span><text:span text:style-name="Source_20_Text"><text:span text:style-name="T10">as</text:span></text:span><text:span text:style-name="Source_20_Text"><text:span text:style-name="T8"> f:</text:span></text:span></text:p>
        <text:p text:style-name="P4"><text:span text:style-name="Source_20_Text"><text:span text:style-name="T9"><text:s text:c="20"/></text:span></text:span><text:span text:style-name="Source_20_Text"><text:span text:style-name="T8">f.write(response.content)</text:span></text:span></text:p>
        <text:p text:style-name="P3"><text:span text:style-name="Source_20_Text"><text:span text:style-name="T9"><text:s text:c="16"/></text:span></text:span><text:span text:style-name="Source_20_Text"><text:span text:style-name="T8">self.log_message(</text:span></text:span><text:span text:style-name="Source_20_Text"><text:span text:style-name="T11">f"Aperçu téléchargé sous : </text:span></text:span><text:span text:style-name="Source_20_Text"><text:span text:style-name="T15">{os.path.abspath(output_filename)}</text:span></text:span><text:span text:style-name="Source_20_Text"><text:span text:style-name="T11">"</text:span></text:span><text:span text:style-name="Source_20_Text"><text:span text:style-name="T8">)</text:span></text:span></text:p>
        <text:p text:style-name="P4"/>
        <text:p text:style-name="P3"><text:span text:style-name="Source_20_Text"><text:span text:style-name="T9"><text:s text:c="16"/></text:span></text:span><text:span text:style-name="Source_20_Text"><text:span text:style-name="T14"># Afficher l'image dans l'interface</text:span></text:span></text:p>
        <text:p text:style-name="P3"><text:span text:style-name="Source_20_Text"><text:span text:style-name="T9"><text:s text:c="16"/></text:span></text:span><text:span text:style-name="Source_20_Text"><text:span text:style-name="T8">img = Image.</text:span></text:span><text:span text:style-name="Source_20_Text"><text:span text:style-name="T17">open</text:span></text:span><text:span text:style-name="Source_20_Text"><text:span text:style-name="T8">(output_filename)</text:span></text:span></text:p>
        <text:p text:style-name="P3"><text:span text:style-name="Source_20_Text"><text:span text:style-name="T9"><text:s text:c="16"/></text:span></text:span><text:span text:style-name="Source_20_Text"><text:span text:style-name="T8">img = img.resize((</text:span></text:span><text:span text:style-name="Source_20_Text"><text:span text:style-name="T18">500</text:span></text:span><text:span text:style-name="Source_20_Text"><text:span text:style-name="T8">, </text:span></text:span><text:span text:style-name="Source_20_Text"><text:span text:style-name="T18">500</text:span></text:span><text:span text:style-name="Source_20_Text"><text:span text:style-name="T8">), Image.LANCZOS) </text:span></text:span><text:span text:style-name="Source_20_Text"><text:span text:style-name="T14"># Redimensionner pour l'affichage</text:span></text:span></text:p>
        <text:p text:style-name="P4"><text:span text:style-name="Source_20_Text"><text:span text:style-name="T9"><text:s text:c="16"/></text:span></text:span><text:span text:style-name="Source_20_Text"><text:span text:style-name="T8">photo = ImageTk.PhotoImage(img)</text:span></text:span></text:p>
        <text:p text:style-name="P4"><text:span text:style-name="Source_20_Text"><text:span text:style-name="T9"><text:s text:c="16"/></text:span></text:span><text:span text:style-name="Source_20_Text"><text:span text:style-name="T8">self.image_label.config(image=photo)</text:span></text:span></text:p>
        <text:p text:style-name="P3"><text:span text:style-name="Source_20_Text"><text:span text:style-name="T9"><text:s text:c="16"/></text:span></text:span><text:span text:style-name="Source_20_Text"><text:span text:style-name="T8">self.image_label.image = photo </text:span></text:span><text:span text:style-name="Source_20_Text"><text:span text:style-name="T14"># Garder une référence pour éviter la suppression par le garbage collector</text:span></text:span></text:p>
        <text:p text:style-name="P3"><text:span text:style-name="Source_20_Text"><text:span text:style-name="T9"><text:s text:c="12"/></text:span></text:span><text:span text:style-name="Source_20_Text"><text:span text:style-name="T10">else</text:span></text:span><text:span text:style-name="Source_20_Text"><text:span text:style-name="T8">:</text:span></text:span></text:p>
        <text:p text:style-name="P3"><text:span text:style-name="Source_20_Text"><text:span text:style-name="T9"><text:s text:c="16"/></text:span></text:span><text:span text:style-name="Source_20_Text"><text:span text:style-name="T8">self.log_message(</text:span></text:span><text:span text:style-name="Source_20_Text"><text:span text:style-name="T11">f"Erreur téléchargement : </text:span></text:span><text:span text:style-name="Source_20_Text"><text:span text:style-name="T15">{response.status_code}</text:span></text:span><text:span text:style-name="Source_20_Text"><text:span text:style-name="T11"> - </text:span></text:span><text:span text:style-name="Source_20_Text"><text:span text:style-name="T15">{response.text}</text:span></text:span><text:span text:style-name="Source_20_Text"><text:span text:style-name="T11">"</text:span></text:span><text:span text:style-name="Source_20_Text"><text:span text:style-name="T8">)</text:span></text:span></text:p>
        <text:p text:style-name="P3"><text:span text:style-name="Source_20_Text"><text:span text:style-name="T9"><text:s text:c="16"/></text:span></text:span><text:span text:style-name="Source_20_Text"><text:span text:style-name="T8">messagebox.showerror(</text:span></text:span><text:span text:style-name="Source_20_Text"><text:span text:style-name="T11">"Erreur Téléchargement"</text:span></text:span><text:span text:style-name="Source_20_Text"><text:span text:style-name="T8">, </text:span></text:span><text:span text:style-name="Source_20_Text"><text:span text:style-name="T11">f"Erreur code </text:span></text:span><text:span text:style-name="Source_20_Text"><text:span text:style-name="T15">{response.status_code}</text:span></text:span><text:span text:style-name="Source_20_Text"><text:span text:style-name="T11">: </text:span></text:span><text:span text:style-name="Source_20_Text"><text:span text:style-name="T15">{response.text}</text:span></text:span><text:span text:style-name="Source_20_Text"><text:span text:style-name="T11">"</text:span></text:span><text:span text:style-name="Source_20_Text"><text:span text:style-name="T8">)</text:span></text:span></text:p>
        <text:p text:style-name="P4"/>
        <text:p text:style-name="P3"><text:span text:style-name="Source_20_Text"><text:span text:style-name="T9"><text:s text:c="8"/></text:span></text:span><text:span text:style-name="Source_20_Text"><text:span text:style-name="T10">except</text:span></text:span><text:span text:style-name="Source_20_Text"><text:span text:style-name="T8"> Exception </text:span></text:span><text:span text:style-name="Source_20_Text"><text:span text:style-name="T10">as</text:span></text:span><text:span text:style-name="Source_20_Text"><text:span text:style-name="T8"> e:</text:span></text:span></text:p>
        <text:p text:style-name="P3"><text:span text:style-name="Source_20_Text"><text:span text:style-name="T9"><text:s text:c="12"/></text:span></text:span><text:span text:style-name="Source_20_Text"><text:span text:style-name="T8">self.log_message(</text:span></text:span><text:span text:style-name="Source_20_Text"><text:span text:style-name="T11">f"Erreur lors du téléchargement : </text:span></text:span><text:span text:style-name="Source_20_Text"><text:span text:style-name="T15">{e}</text:span></text:span><text:span text:style-name="Source_20_Text"><text:span text:style-name="T11">"</text:span></text:span><text:span text:style-name="Source_20_Text"><text:span text:style-name="T8">)</text:span></text:span></text:p>
        <text:p text:style-name="P3"><text:span text:style-name="Source_20_Text"><text:span text:style-name="T9"><text:s text:c="12"/></text:span></text:span><text:span text:style-name="Source_20_Text"><text:span text:style-name="T8">messagebox.showerror(</text:span></text:span><text:span text:style-name="Source_20_Text"><text:span text:style-name="T11">"Erreur EE"</text:span></text:span><text:span text:style-name="Source_20_Text"><text:span text:style-name="T8">, </text:span></text:span><text:span text:style-name="Source_20_Text"><text:span text:style-name="T11">f"Une erreur est survenue : </text:span></text:span><text:span text:style-name="Source_20_Text"><text:span text:style-name="T15">{e}</text:span></text:span><text:span text:style-name="Source_20_Text"><text:span text:style-name="T11">"</text:span></text:span><text:span text:style-name="Source_20_Text"><text:span text:style-name="T8">)</text:span></text:span></text:p>
        <text:p text:style-name="P4"/>
        <text:p text:style-name="P4"/>
        <text:p text:style-name="P3"><text:span text:style-name="Source_20_Text"><text:span text:style-name="T10">if</text:span></text:span><text:span text:style-name="Source_20_Text"><text:span text:style-name="T8"> __name__ == </text:span></text:span><text:span text:style-name="Source_20_Text"><text:span text:style-name="T11">"__main__"</text:span></text:span><text:span text:style-name="Source_20_Text"><text:span text:style-name="T8">:</text:span></text:span></text:p>
        <text:p text:style-name="P3"><text:span text:style-name="Source_20_Text"><text:span text:style-name="T9"><text:s text:c="4"/></text:span></text:span><text:span text:style-name="Source_20_Text"><text:span text:style-name="T14"># Exécuter ee.Authenticate() une fois manuellement avant d'utiliser l'application,</text:span></text:span></text:p>
        <text:p text:style-name="P3"><text:span text:style-name="Source_20_Text"><text:span text:style-name="T9"><text:s text:c="4"/></text:span></text:span><text:span text:style-name="Source_20_Text"><text:span text:style-name="T14"># ou utiliser le bouton "Authentifier et Initialiser EE" dans l'application.</text:span></text:span></text:p>
        <text:p text:style-name="P4"><text:span text:style-name="Source_20_Text"><text:span text:style-name="T9"><text:s text:c="4"/></text:span></text:span><text:span text:style-name="Source_20_Text"><text:span text:style-name="T8">root = tk.Tk()</text:span></text:span></text:p>
        <text:p text:style-name="P4"><text:span text:style-name="Source_20_Text"><text:span text:style-name="T9"><text:s text:c="4"/></text:span></text:span><text:span text:style-name="Source_20_Text"><text:span text:style-name="T8">app = EarthEngineApp(root)</text:span></text:span></text:p>
        <text:p text:style-name="P4"><text:span text:style-name="Source_20_Text"><text:span text:style-name="T9"><text:s text:c="4"/></text:span></text:span><text:span text:style-name="Source_20_Text"><text:span text:style-name="T8">root.mainloop()</text:span></text:span></text:p>
      </text:section>
      <text:p text:style-name="P6"><text:span text:style-name="Strong_20_Emphasis"><text:span text:style-name="T2">Pour cette version GUI, vous aurez besoin de </text:span></text:span><text:span text:style-name="Strong_20_Emphasis"><text:span text:style-name="T5">Pillow</text:span></text:span><text:span text:style-name="Strong_20_Emphasis"><text:span text:style-name="T2"> pour manipuler et afficher les images :</text:span></text:span></text:p>
      <text:p text:style-name="P5"><text:span text:style-name="T1">code</text:span>Bash</text:p>
      <text:section text:style-name="Sect1" text:name="cdk-accordion-child-19">
        <text:p text:style-name="P3"><text:span text:style-name="Source_20_Text"><text:span text:style-name="T8">pip install Pillow</text:span></text:span></text:p>
      </text:section>
      <text:p text:style-name="P6"><text:span text:style-name="Strong_20_Emphasis"><text:span text:style-name="T2">Explication de la version GUI :</text:span></text:span></text:p>
      <text:list text:style-name="L4">
        <text:list-item>
          <text:p text:style-name="P14">Le bouton "Authentifier et Initialiser EE" déclenche <text:span text:style-name="T13">ee.Authenticate()</text:span> qui ouvrira le navigateur.</text:p>
        </text:list-item>
        <text:list-item>
          <text:p text:style-name="P14">Une fois <text:span text:style-name="T13">ee.Authenticate()</text:span> réussi (manuellement par l'utilisateur via le navigateur), <text:span text:style-name="T13">ee.Initialize()</text:span> est appelé.</text:p>
        </text:list-item>
        <text:list-item>
          <text:p text:style-name="P14">Le bouton "Télécharger Aperçu" devient actif une fois Earth Engine initialisé.</text:p>
        </text:list-item>
        <text:list-item>
          <text:p text:style-name="P14">Il télécharge un aperçu d'image et l'affiche dans un <text:span text:style-name="T13">tk.Label</text:span>.</text:p>
        </text:list-item>
      </text:list>
      <text:h text:style-name="P1" text:outline-level="3"><text:soft-page-break/>6. Partage sur GitHub pour les élèves</text:h>
      <text:p text:style-name="P2">Quand votre application est fonctionnelle, pour la partager sur GitHub :</text:p>
      <text:list text:style-name="L5">
        <text:list-item>
          <text:p text:style-name="P18"><text:span text:style-name="Strong_20_Emphasis"><text:span text:style-name="T2">Créez un dépôt GitHub.</text:span></text:span></text:p>
        </text:list-item>
        <text:list-item>
          <text:p text:style-name="P18"><text:span text:style-name="Strong_20_Emphasis"><text:span text:style-name="T2">Organisez votre code</text:span></text:span><text:span text:style-name="T2"> : Mettez vos fichiers Python (</text:span><text:span text:style-name="T5">.py</text:span><text:span text:style-name="T2">), des exemples, et un </text:span><text:span text:style-name="T5">README.md</text:span><text:span text:style-name="T2"> clair.</text:span></text:p>
        </text:list-item>
        <text:list-item>
          <text:p text:style-name="P18"><text:span text:style-name="Strong_20_Emphasis"><text:span text:style-name="T2">Fichier </text:span></text:span><text:span text:style-name="Strong_20_Emphasis"><text:span text:style-name="T5">requirements.txt</text:span></text:span><text:span text:style-name="T2"> : C'est crucial pour vos élèves. Il liste toutes les bibliothèques Python nécessaires.</text:span></text:p>
          <text:list>
            <text:list-item>
              <text:p text:style-name="P15">Dans votre terminal, dans le dossier de votre projet :</text:p>
              <text:p text:style-name="P16"><text:span text:style-name="T7">code</text:span>Bash</text:p>
            </text:list-item>
          </text:list>
        </text:list-item>
      </text:list>
      <text:section text:style-name="Sect1" text:name="cdk-accordion-child-20">
        <text:list text:continue-numbering="true" text:style-name="L5">
          <text:list-item>
            <text:list>
              <text:list-header>
                <text:p text:style-name="P10"><text:span text:style-name="Source_20_Text"><text:span text:style-name="T8">pip freeze &gt; requirements.txt</text:span></text:span></text:p>
              </text:list-header>
            </text:list>
          </text:list-item>
        </text:list>
      </text:section>
      <text:list text:continue-numbering="true" text:style-name="L5">
        <text:list-item>
          <text:p text:style-name="P18"><text:span text:style-name="Strong_20_Emphasis"><text:span text:style-name="T4">README.md</text:span></text:span><text:span text:style-name="T3"> : C'est le guide pour vos élèves. Il doit contenir :</text:span></text:p>
          <text:list>
            <text:list-item>
              <text:p text:style-name="P15">Une description de l'application.</text:p>
            </text:list-item>
            <text:list-item>
              <text:p text:style-name="P18"><text:span text:style-name="Strong_20_Emphasis"><text:span text:style-name="T2">Instructions d'installation claires</text:span></text:span><text:span text:style-name="T2"> (comment installer Python, comment installer les dépendances avec </text:span><text:span text:style-name="T5">pip install -r requirements.txt</text:span><text:span text:style-name="T2">).</text:span></text:p>
            </text:list-item>
            <text:list-item>
              <text:p text:style-name="P18"><text:span text:style-name="Strong_20_Emphasis"><text:span text:style-name="T2">Instructions d'authentification Earth Engine</text:span></text:span><text:span text:style-name="T2"> : Expliquez qu'ils doivent s'enregistrer sur Earth Engine et exécuter </text:span><text:span text:style-name="T5">ee.Authenticate()</text:span><text:span text:style-name="T2"> une fois.</text:span></text:p>
            </text:list-item>
            <text:list-item>
              <text:p text:style-name="P15">Comment lancer l'application.</text:p>
            </text:list-item>
            <text:list-item>
              <text:p text:style-name="P15">Des captures d'écran (optionnel mais utile).</text:p>
            </text:list-item>
            <text:list-item>
              <text:p text:style-name="P15">Licence (par exemple, MIT pour permettre une utilisation libre).</text:p>
            </text:list-item>
          </text:list>
        </text:list-item>
        <text:list-item>
          <text:p text:style-name="P18"><text:span text:style-name="Strong_20_Emphasis"><text:span text:style-name="T2">Code source</text:span></text:span><text:span text:style-name="T2"> : Poussez votre code sur GitHub.</text:span></text:p>
        </text:list-item>
      </text:list>
      <text:p text:style-name="P6"><text:span text:style-name="Strong_20_Emphasis"><text:span text:style-name="T2">Conseils supplémentaires pour les élèves :</text:span></text:span></text:p>
      <text:list text:style-name="L6">
        <text:list-item>
          <text:p text:style-name="P19"><text:span text:style-name="Strong_20_Emphasis"><text:span text:style-name="T2">Environnements virtuels</text:span></text:span><text:span text:style-name="T2"> : Expliquez-leur l'importance d'utiliser des environnements virtuels (</text:span><text:span text:style-name="T5">python -m venv venv</text:span><text:span text:style-name="T2"> puis </text:span><text:span text:style-name="T5">source venv/bin/activate</text:span><text:span text:style-name="T2"> sur Linux/macOS ou </text:span><text:span text:style-name="T5">venv\Scripts\activate</text:span><text:span text:style-name="T2"> sur Windows) pour éviter les conflits de dépendances.</text:span></text:p>
        </text:list-item>
        <text:list-item>
          <text:p text:style-name="P19"><text:span text:style-name="Strong_20_Emphasis"><text:span text:style-name="T2">Dépannage</text:span></text:span><text:span text:style-name="T2"> : Anticipez les problèmes courants (échec d'authentification, problème de connexion, etc.) et proposez des solutions dans le README.</text:span></text:p>
        </text:list-item>
        <text:list-item>
          <text:p text:style-name="P19"><text:span text:style-name="Strong_20_Emphasis"><text:span text:style-name="T2">Documentation Earth Engine</text:span></text:span><text:span text:style-name="T2"> : Dirigez-les vers la documentation officielle d'Earth Engine pour qu'ils puissent explorer davantage.</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ymbols" svg:font-family="'Google Symbo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5T22:45:30.093000000</meta:creation-date>
    <dc:date>2025-09-07T08:25:09.528000000</dc:date>
    <meta:editing-duration>PT36M7S</meta:editing-duration>
    <meta:editing-cycles>6</meta:editing-cycles>
    <meta:generator>LibreOffice/24.2.3.2$Windows_X86_64 LibreOffice_project/433d9c2ded56988e8a90e6b2e771ee4e6a5ab2ba</meta:generator>
    <meta:document-statistic meta:table-count="0" meta:image-count="0" meta:object-count="0" meta:page-count="9" meta:paragraph-count="268" meta:word-count="1955" meta:character-count="17228" meta:non-whitespace-character-count="14099"/>
  </office:meta>
</office:document-meta>
</file>